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fo:font-style="italic" style:font-style-asian="italic" style:font-style-complex="italic"/>
    </style:style>
    <style:style style:name="T44" style:parent-style-name="Policepardéfaut" style:family="text">
      <style:text-properties style:font-name="Arial" style:font-name-complex="Arial"/>
    </style:style>
    <style:style style:name="T45" style:parent-style-name="Policepardéfaut" style:family="text">
      <style:text-properties style:font-name="Arial" style:font-name-complex="Arial" fo:font-weight="bold" style:font-weight-asian="bold" style:font-weight-complex="bold"/>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style:style>
    <style:style style:name="T49" style:parent-style-name="Policepardéfaut" style:family="text">
      <style:text-properties style:font-name="Arial" style:font-name-complex="Arial" fo:font-weight="bold" style:font-weight-asian="bold" style:font-weight-complex="bold"/>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style:style>
    <style:style style:name="T52" style:parent-style-name="Policepardéfaut" style:family="text">
      <style:text-properties style:font-name="Arial" style:font-name-complex="Arial" fo:font-weight="bold" style:font-weight-asian="bold" style:font-weight-complex="bold"/>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fo:font-weight="bold" style:font-weight-asian="bold" style:font-weight-complex="bold"/>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fo:font-weight="bold" style:font-weight-asian="bold" style:font-weight-complex="bold"/>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fo:font-weight="bold" style:font-weight-asian="bold" style:font-weight-complex="bold"/>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fo:font-weight="bold" style:font-weight-asian="bold" style:font-weight-complex="bold"/>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fo:font-weight="bold" style:font-weight-asian="bold" style:font-weight-complex="bold"/>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fo:font-weight="bold" style:font-weight-asian="bold" style:font-weight-complex="bold"/>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fo:font-weight="bold" style:font-weight-asian="bold" style:font-weight-complex="bold"/>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fo:font-weight="bold" style:font-weight-asian="bold" style:font-weight-complex="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fo:font-weight="bold" style:font-weight-asian="bold" style:font-weight-complex="bold"/>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fo:font-weight="bold" style:font-weight-asian="bold" style:font-weight-complex="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style:style>
    <style:style style:name="T97" style:parent-style-name="Policepardéfaut" style:family="text">
      <style:text-properties style:font-name="Arial" style:font-name-complex="Arial" fo:font-weight="bold" style:font-weight-asian="bold" style:font-weight-complex="bold"/>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fo:font-weight="bold" style:font-weight-asian="bold" style:font-weight-complex="bold"/>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fo:font-weight="bold" style:font-weight-asian="bold" style:font-weight-complex="bold"/>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fo:font-weight="bold" style:font-weight-asian="bold" style:font-weight-complex="bold"/>
    </style:style>
    <style:style style:name="T108" style:parent-style-name="Policepardéfaut" style:family="text">
      <style:text-properties style:font-name="Arial" style:font-name-complex="Arial" fo:font-weight="bold" style:font-weight-asian="bold" style:font-weight-complex="bold"/>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fo:font-weight="bold" style:font-weight-asian="bold" style:font-weight-complex="bold"/>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fo:font-style="italic" style:font-style-asian="italic" style:font-style-complex="italic"/>
    </style:style>
    <style:style style:name="T116" style:parent-style-name="Policepardéfaut" style:family="text">
      <style:text-properties style:font-name="Arial" style:font-name-complex="Arial" fo:font-weight="bold" style:font-weight-asian="bold" style:font-weight-complex="bold"/>
    </style:style>
    <style:style style:name="T117" style:parent-style-name="Policepardéfaut" style:family="text">
      <style:text-properties style:font-name="Arial" style:font-name-complex="Arial" fo:font-weight="bold" style:font-weight-asian="bold" style:font-weight-complex="bold"/>
    </style:style>
    <style:style style:name="T118" style:parent-style-name="Policepardéfaut" style:family="text">
      <style:text-properties style:font-name="Arial" style:font-name-complex="Arial" fo:font-weight="bold" style:font-weight-asian="bold" style:font-weight-complex="bold"/>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fo:font-weight="bold" style:font-weight-asian="bold" style:font-weight-complex="bold"/>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fo:font-weight="bold" style:font-weight-asian="bold" style:font-weight-complex="bold"/>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P141"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42" style:parent-style-name="Policepardéfaut" style:family="text">
      <style:text-properties style:font-name="Arial" style:font-name-complex="Arial" fo:font-weight="bold" style:font-weight-asian="bold" style:font-weight-complex="bold"/>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fo:font-weight="bold" style:font-weight-asian="bold" style:font-weight-complex="bold"/>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fo:font-weight="bold" style:font-weight-asian="bold" style:font-weight-complex="bold"/>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fo:font-weight="bold" style:font-weight-asian="bold" style:font-weight-complex="bold"/>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fo:font-weight="bold" style:font-weight-asian="bold" style:font-weight-complex="bold"/>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fo:font-weight="bold" style:font-weight-asian="bold" style:font-weight-complex="bold"/>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fo:font-weight="bold" style:font-weight-asian="bold" style:font-weight-complex="bold"/>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fo:font-weight="bold" style:font-weight-asian="bold" style:font-weight-complex="bold"/>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fo:font-weight="bold" style:font-weight-asian="bold" style:font-weight-complex="bold"/>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P191" style:parent-style-name="Normal" style:family="paragraph">
      <style:text-properties style:font-name="Arial" style:font-name-complex="Arial"/>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fo:font-weight="bold" style:font-weight-asian="bold" style:font-weight-complex="bold"/>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fo:font-weight="bold" style:font-weight-asian="bold" style:font-weight-complex="bold"/>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fo:font-weight="bold" style:font-weight-asian="bold" style:font-weight-complex="bold"/>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style:style>
    <style:style style:name="P202" style:parent-style-name="Normal" style:family="paragraph">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fo:font-weight="bold" style:font-weight-asian="bold" style:font-weight-complex="bold"/>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fo:font-weight="bold" style:font-weight-asian="bold" style:font-weight-complex="bold"/>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fo:font-weight="bold" style:font-weight-asian="bold" style:font-weight-complex="bold"/>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fo:font-weight="bold" style:font-weight-asian="bold" style:font-weight-complex="bold"/>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fo:font-weight="bold" style:font-weight-asian="bold" style:font-weight-complex="bold"/>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fo:font-weight="bold" style:font-weight-asian="bold" style:font-weight-complex="bold"/>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fo:font-weight="bold" style:font-weight-asian="bold" style:font-weight-complex="bold"/>
    </style:style>
    <style:style style:name="T272" style:parent-style-name="Policepardéfaut" style:family="text">
      <style:text-properties style:font-name="Arial" style:font-name-complex="Arial"/>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fo:font-weight="bold" style:font-weight-asian="bold" style:font-weight-complex="bold"/>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fo:font-weight="bold" style:font-weight-asian="bold" style:font-weight-complex="bold"/>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P294" style:parent-style-name="Normal" style:list-style-name="LFO2" style:family="paragraph">
      <style:text-properties style:font-name="Arial" style:font-name-complex="Arial"/>
    </style:style>
    <style:style style:name="P295" style:parent-style-name="Normal" style:list-style-name="LFO2" style:family="paragraph">
      <style:text-properties style:font-name="Arial" style:font-name-complex="Arial"/>
    </style:style>
    <style:style style:name="P296" style:parent-style-name="Normal" style:list-style-name="LFO2" style:family="paragraph">
      <style:text-properties style:font-name="Arial" style:font-name-complex="Arial"/>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fo:font-weight="bold" style:font-weight-asian="bold" style:font-weight-complex="bold"/>
    </style:style>
    <style:style style:name="T299" style:parent-style-name="Policepardéfaut" style:family="text">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fo:font-weight="bold" style:font-weight-asian="bold" style:font-weight-complex="bold"/>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P307" style:parent-style-name="Normal" style:family="paragraph">
      <style:paragraph-properties fo:break-before="page"/>
      <style:text-properties style:font-name="Arial" style:font-name-complex="Arial" fo:font-weight="bold" style:font-weight-asian="bold" style:font-weight-complex="bold" fo:hyphenate="true"/>
    </style:style>
    <style:style style:name="P30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09" style:parent-style-name="Policepardéfaut" style:family="text">
      <style:text-properties style:font-name="Arial" style:font-name-complex="Arial" fo:font-weight="bold" style:font-weight-asian="bold" style:font-weight-complex="bold"/>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fo:font-weight="bold" style:font-weight-asian="bold" style:font-weight-complex="bold"/>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fo:font-weight="bold" style:font-weight-asian="bold" style:font-weight-complex="bold"/>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fo:font-weight="bold" style:font-weight-asian="bold" style:font-weight-complex="bold"/>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fo:font-weight="bold" style:font-weight-asian="bold" style:font-weight-complex="bold"/>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fo:font-weight="bold" style:font-weight-asian="bold" style:font-weight-complex="bold"/>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fo:font-weight="bold" style:font-weight-asian="bold" style:font-weight-complex="bold"/>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fo:font-weight="bold" style:font-weight-asian="bold" style:font-weight-complex="bold"/>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fo:font-weight="bold" style:font-weight-asian="bold" style:font-weight-complex="bold"/>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P339" style:parent-style-name="Normal" style:list-style-name="LFO3" style:family="paragraph">
      <style:text-properties style:font-name="Arial" style:font-name-complex="Arial"/>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fo:font-weight="bold" style:font-weight-asian="bold" style:font-weight-complex="bold"/>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fo:font-weight="bold" style:font-weight-asian="bold" style:font-weight-complex="bold"/>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style:style>
    <style:style style:name="T347" style:parent-style-name="Policepardéfaut" style:family="text">
      <style:text-properties style:font-name="Arial" style:font-name-complex="Arial" fo:font-weight="bold" style:font-weight-asian="bold" style:font-weight-complex="bold"/>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style:style>
    <style:style style:name="T351" style:parent-style-name="Policepardéfaut" style:family="text">
      <style:text-properties style:font-name="Arial" style:font-name-complex="Arial" fo:font-weight="bold" style:font-weight-asian="bold" style:font-weight-complex="bold"/>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fo:font-weight="bold" style:font-weight-asian="bold" style:font-weight-complex="bold"/>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fo:font-weight="bold" style:font-weight-asian="bold" style:font-weight-complex="bold"/>
    </style:style>
    <style:style style:name="T358" style:parent-style-name="Policepardéfaut" style:family="text">
      <style:text-properties style:font-name="Arial" style:font-name-complex="Arial"/>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style:style>
    <style:style style:name="T361" style:parent-style-name="Policepardéfaut" style:family="text">
      <style:text-properties style:font-name="Arial" style:font-name-complex="Arial" fo:font-weight="bold" style:font-weight-asian="bold" style:font-weight-complex="bold"/>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fo:font-weight="bold" style:font-weight-asian="bold" style:font-weight-complex="bold"/>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fo:font-weight="bold" style:font-weight-asian="bold" style:font-weight-complex="bold"/>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style:style>
    <style:style style:name="P371" style:parent-style-name="Normal" style:list-style-name="LFO4" style:family="paragraph">
      <style:text-properties style:font-name="Arial" style:font-name-complex="Arial"/>
    </style:style>
    <style:style style:name="P372" style:parent-style-name="Normal" style:list-style-name="LFO4" style:family="paragraph">
      <style:text-properties style:font-name="Arial" style:font-name-complex="Arial"/>
    </style:style>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fo:font-weight="bold" style:font-weight-asian="bold" style:font-weight-complex="bold"/>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fo:font-weight="bold" style:font-weight-asian="bold" style:font-weight-complex="bold"/>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fo:font-weight="bold" style:font-weight-asian="bold" style:font-weight-complex="bold"/>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style:style>
    <style:style style:name="P383" style:parent-style-name="Normal" style:list-style-name="LFO4" style:family="paragraph">
      <style:text-properties style:font-name="Arial" style:font-name-complex="Arial"/>
    </style:style>
    <style:style style:name="P384" style:parent-style-name="Normal" style:list-style-name="LFO4" style:family="paragraph">
      <style:text-properties style:font-name="Arial" style:font-name-complex="Arial"/>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fo:font-weight="bold" style:font-weight-asian="bold" style:font-weight-complex="bold"/>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fo:font-weight="bold" style:font-weight-asian="bold" style:font-weight-complex="bold"/>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style:style>
    <style:style style:name="T392" style:parent-style-name="Policepardéfaut" style:family="text">
      <style:text-properties style:font-name="Arial" style:font-name-complex="Arial" fo:font-weight="bold" style:font-weight-asian="bold" style:font-weight-complex="bold"/>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fo:font-weight="bold" style:font-weight-asian="bold" style:font-weight-complex="bold"/>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fo:font-weight="bold" style:font-weight-asian="bold" style:font-weight-complex="bold"/>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fo:font-weight="bold" style:font-weight-asian="bold" style:font-weight-complex="bold"/>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style:style>
    <style:style style:name="P405" style:parent-style-name="Normal" style:family="paragraph">
      <style:paragraph-properties fo:break-before="page"/>
      <style:text-properties style:font-name="Arial" style:font-name-complex="Arial" fo:font-weight="bold" style:font-weight-asian="bold" style:font-weight-complex="bold" fo:hyphenate="true"/>
    </style:style>
    <style:style style:name="P40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07" style:parent-style-name="Policepardéfaut" style:family="text">
      <style:text-properties style:font-name="Arial" style:font-name-complex="Arial" fo:font-weight="bold" style:font-weight-asian="bold" style:font-weight-complex="bold"/>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fo:font-weight="bold" style:font-weight-asian="bold" style:font-weight-complex="bold"/>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fo:font-weight="bold" style:font-weight-asian="bold" style:font-weight-complex="bold"/>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fo:font-weight="bold" style:font-weight-asian="bold" style:font-weight-complex="bold"/>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fo:font-weight="bold" style:font-weight-asian="bold" style:font-weight-complex="bold"/>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fo:font-weight="bold" style:font-weight-asian="bold" style:font-weight-complex="bold"/>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fo:font-weight="bold" style:font-weight-asian="bold" style:font-weight-complex="bold"/>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fo:font-weight="bold" style:font-weight-asian="bold" style:font-weight-complex="bold"/>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fo:font-weight="bold" style:font-weight-asian="bold" style:font-weight-complex="bold"/>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fo:font-weight="bold" style:font-weight-asian="bold" style:font-weight-complex="bold"/>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fo:font-weight="bold" style:font-weight-asian="bold" style:font-weight-complex="bold"/>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fo:font-weight="bold" style:font-weight-asian="bold" style:font-weight-complex="bold"/>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fo:font-weight="bold" style:font-weight-asian="bold" style:font-weight-complex="bold"/>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fo:font-weight="bold" style:font-weight-asian="bold" style:font-weight-complex="bold"/>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fo:font-weight="bold" style:font-weight-asian="bold" style:font-weight-complex="bold"/>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style:style>
    <style:style style:name="P467" style:parent-style-name="Normal" style:family="paragraph">
      <style:paragraph-properties fo:break-before="page"/>
      <style:text-properties style:font-name="Arial" style:font-name-complex="Arial" fo:hyphenate="true"/>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font-weight="bold" style:font-weight-asian="bold" style:font-weight-complex="bold"/>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fo:font-weight="bold" style:font-weight-asian="bold" style:font-weight-complex="bold"/>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style:style>
    <style:style style:name="T475" style:parent-style-name="Policepardéfaut" style:family="text">
      <style:text-properties style:font-name="Arial" style:font-name-complex="Arial" fo:font-weight="bold" style:font-weight-asian="bold" style:font-weight-complex="bold"/>
    </style:style>
    <style:style style:name="T476" style:parent-style-name="Policepardéfaut" style:family="text">
      <style:text-properties style:font-name="Arial" style:font-name-complex="Arial"/>
    </style:style>
    <style:style style:name="T477" style:parent-style-name="Policepardéfaut" style:family="text">
      <style:text-properties style:font-name="Arial" style:font-name-complex="Arial"/>
    </style:style>
    <style:style style:name="P478"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7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fo:font-weight="bold" style:font-weight-asian="bold" style:font-weight-complex="bold"/>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fo:font-weight="bold" style:font-weight-asian="bold" style:font-weight-complex="bold"/>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fo:font-weight="bold" style:font-weight-asian="bold" style:font-weight-complex="bold"/>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fo:font-weight="bold" style:font-weight-asian="bold" style:font-weight-complex="bold"/>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fo:font-weight="bold" style:font-weight-asian="bold" style:font-weight-complex="bold"/>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style:style>
    <style:style style:name="T501" style:parent-style-name="Policepardéfaut" style:family="text">
      <style:text-properties style:font-name="Arial" style:font-name-complex="Arial" fo:font-weight="bold" style:font-weight-asian="bold" style:font-weight-complex="bold"/>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fo:font-weight="bold" style:font-weight-asian="bold" style:font-weight-complex="bold"/>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fo:font-weight="bold" style:font-weight-asian="bold" style:font-weight-complex="bold"/>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P510" style:parent-style-name="Normal" style:family="paragraph">
      <style:paragraph-properties fo:break-before="page"/>
      <style:text-properties style:font-name="Arial" style:font-name-complex="Arial" fo:font-weight="bold" style:font-weight-asian="bold" style:font-weight-complex="bold" fo:hyphenate="true"/>
    </style:style>
    <style:style style:name="P5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12" style:parent-style-name="Policepardéfaut" style:family="text">
      <style:text-properties style:font-name="Arial" style:font-name-complex="Arial" fo:font-weight="bold" style:font-weight-asian="bold" style:font-weight-complex="bold"/>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fo:font-weight="bold" style:font-weight-asian="bold" style:font-weight-complex="bold"/>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style:style>
    <style:style style:name="T518" style:parent-style-name="Policepardéfaut" style:family="text">
      <style:text-properties style:font-name="Arial" style:font-name-complex="Arial" fo:font-weight="bold" style:font-weight-asian="bold" style:font-weight-complex="bold"/>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fo:font-weight="bold" style:font-weight-asian="bold" style:font-weight-complex="bold"/>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fo:font-weight="bold" style:font-weight-asian="bold" style:font-weight-complex="bold"/>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style:style>
    <style:style style:name="T528" style:parent-style-name="Policepardéfaut" style:family="text">
      <style:text-properties style:font-name="Arial" style:font-name-complex="Arial" fo:font-weight="bold" style:font-weight-asian="bold" style:font-weight-complex="bold"/>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fo:font-weight="bold" style:font-weight-asian="bold" style:font-weight-complex="bold"/>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fo:font-weight="bold" style:font-weight-asian="bold" style:font-weight-complex="bold"/>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style:style>
    <style:style style:name="T538" style:parent-style-name="Policepardéfaut" style:family="text">
      <style:text-properties style:font-name="Arial" style:font-name-complex="Arial" fo:font-weight="bold" style:font-weight-asian="bold" style:font-weight-complex="bold"/>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style:style>
    <style:style style:name="T542" style:parent-style-name="Policepardéfaut" style:family="text">
      <style:text-properties style:font-name="Arial" style:font-name-complex="Arial" fo:font-weight="bold" style:font-weight-asian="bold" style:font-weight-complex="bold"/>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fo:font-weight="bold" style:font-weight-asian="bold" style:font-weight-complex="bold"/>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fo:font-weight="bold" style:font-weight-asian="bold" style:font-weight-complex="bold"/>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style:style>
    <style:style style:name="P551" style:parent-style-name="Normal" style:family="paragraph">
      <style:paragraph-properties fo:break-before="page"/>
      <style:text-properties style:font-name="Arial" style:font-name-complex="Arial" fo:font-weight="bold" style:font-weight-asian="bold" style:font-weight-complex="bold" fo:hyphenate="true"/>
    </style:style>
    <style:style style:name="P55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53" style:parent-style-name="Policepardéfaut" style:family="text">
      <style:text-properties style:font-name="Arial" style:font-name-complex="Arial" fo:font-weight="bold" style:font-weight-asian="bold" style:font-weight-complex="bold"/>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fo:font-weight="bold" style:font-weight-asian="bold" style:font-weight-complex="bold"/>
    </style:style>
    <style:style style:name="T557" style:parent-style-name="Policepardéfaut" style:family="text">
      <style:text-properties style:font-name="Arial" style:font-name-complex="Arial"/>
    </style:style>
    <style:style style:name="T558" style:parent-style-name="Policepardéfaut" style:family="text">
      <style:text-properties style:font-name="Arial" style:font-name-complex="Arial"/>
    </style:style>
    <style:style style:name="T559" style:parent-style-name="Policepardéfaut" style:family="text">
      <style:text-properties style:font-name="Arial" style:font-name-complex="Arial" fo:font-weight="bold" style:font-weight-asian="bold" style:font-weight-complex="bold"/>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style:style>
    <style:style style:name="P562" style:parent-style-name="Normal" style:list-style-name="LFO5" style:family="paragraph">
      <style:text-properties style:font-name="Arial" style:font-name-complex="Arial"/>
    </style:style>
    <style:style style:name="P563" style:parent-style-name="Normal" style:list-style-name="LFO5" style:family="paragraph">
      <style:text-properties style:font-name="Arial" style:font-name-complex="Arial"/>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fo:font-weight="bold" style:font-weight-asian="bold" style:font-weight-complex="bold"/>
    </style:style>
    <style:style style:name="T566" style:parent-style-name="Policepardéfaut" style:family="text">
      <style:text-properties style:font-name="Arial" style:font-name-complex="Arial"/>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style:style>
    <style:style style:name="T572" style:parent-style-name="Policepardéfaut" style:family="text">
      <style:text-properties style:font-name="Arial" style:font-name-complex="Arial" fo:font-weight="bold" style:font-weight-asian="bold" style:font-weight-complex="bold"/>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style:style>
    <style:style style:name="P575" style:parent-style-name="Normal" style:list-style-name="LFO6" style:family="paragraph">
      <style:paragraph-properties fo:line-height="100%"/>
      <style:text-properties style:font-name="Arial" style:font-name-complex="Arial"/>
    </style:style>
    <style:style style:name="P576" style:parent-style-name="Normal" style:list-style-name="LFO6" style:family="paragraph">
      <style:paragraph-properties fo:line-height="100%"/>
      <style:text-properties style:font-name="Arial" style:font-name-complex="Arial"/>
    </style:style>
    <style:style style:name="P577" style:parent-style-name="Normal" style:list-style-name="LFO6" style:family="paragraph">
      <style:paragraph-properties fo:line-height="100%"/>
      <style:text-properties style:font-name="Arial" style:font-name-complex="Arial"/>
    </style:style>
    <style:style style:name="P578" style:parent-style-name="Normal" style:list-style-name="LFO6" style:family="paragraph">
      <style:paragraph-properties fo:line-height="100%"/>
      <style:text-properties style:font-name="Arial" style:font-name-complex="Arial"/>
    </style:style>
    <style:style style:name="P579" style:parent-style-name="Normal" style:list-style-name="LFO6" style:family="paragraph">
      <style:paragraph-properties fo:line-height="100%"/>
    </style:style>
    <style:style style:name="T580" style:parent-style-name="Policepardéfaut" style:family="text">
      <style:text-properties style:font-name="Arial" style:font-name-complex="Arial"/>
    </style:style>
    <style:style style:name="P581" style:parent-style-name="Normal" style:family="paragraph">
      <style:paragraph-properties fo:break-before="page"/>
      <style:text-properties style:font-name="Arial" style:font-name-complex="Arial" fo:font-weight="bold" style:font-weight-asian="bold" style:font-weight-complex="bold" fo:hyphenate="true"/>
    </style:style>
    <style:style style:name="P58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83" style:parent-style-name="Policepardéfaut" style:family="text">
      <style:text-properties style:font-name="Arial" style:font-name-complex="Arial" fo:font-weight="bold" style:font-weight-asian="bold" style:font-weight-complex="bold"/>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style:style>
    <style:style style:name="T586" style:parent-style-name="Policepardéfaut" style:family="text">
      <style:text-properties style:font-name="Arial" style:font-name-complex="Arial" fo:font-weight="bold" style:font-weight-asian="bold" style:font-weight-complex="bold"/>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fo:font-weight="bold" style:font-weight-asian="bold" style:font-weight-complex="bold"/>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fo:font-weight="bold" style:font-weight-asian="bold" style:font-weight-complex="bold"/>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fo:font-weight="bold" style:font-weight-asian="bold" style:font-weight-complex="bold"/>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style:style>
    <style:style style:name="T602" style:parent-style-name="Policepardéfaut" style:family="text">
      <style:text-properties style:font-name="Arial" style:font-name-complex="Arial"/>
    </style:style>
    <style:style style:name="T603" style:parent-style-name="Policepardéfaut" style:family="text">
      <style:text-properties style:font-name="Arial" style:font-name-complex="Arial" fo:font-weight="bold" style:font-weight-asian="bold" style:font-weight-complex="bold"/>
    </style:style>
    <style:style style:name="T604" style:parent-style-name="Policepardéfaut" style:family="text">
      <style:text-properties style:font-name="Arial" style:font-name-complex="Arial"/>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fo:font-weight="bold" style:font-weight-asian="bold" style:font-weight-complex="bold"/>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fo:font-style="italic" style:font-style-asian="italic" style:font-style-complex="italic"/>
    </style:style>
    <style:style style:name="T609" style:parent-style-name="Policepardéfaut" style:family="text">
      <style:text-properties style:font-name="Arial" style:font-name-complex="Arial"/>
    </style:style>
    <style:style style:name="T610" style:parent-style-name="Policepardéfaut" style:family="text">
      <style:text-properties style:font-name="Arial" style:font-name-complex="Arial" fo:font-weight="bold" style:font-weight-asian="bold" style:font-weight-complex="bold"/>
    </style:style>
    <style:style style:name="T611" style:parent-style-name="Policepardéfaut" style:family="text">
      <style:text-properties style:font-name="Arial" style:font-name-complex="Arial"/>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style:style>
    <style:style style:name="P614" style:parent-style-name="Normal" style:family="paragraph">
      <style:text-properties fo:hyphenate="true"/>
    </style:style>
    <style:style style:name="T615" style:parent-style-name="Policepardéfaut" style:family="text">
      <style:text-properties style:font-name="Arial" style:font-name-complex="Arial" fo:font-weight="bold" style:font-weight-asian="bold" style:font-weight-complex="bold"/>
    </style:style>
    <style:style style:name="T616" style:parent-style-name="Policepardéfaut" style:family="text">
      <style:text-properties style:font-name="Arial" style:font-name-complex="Arial"/>
    </style:style>
    <style:style style:name="T617" style:parent-style-name="Policepardéfaut" style:family="text">
      <style:text-properties style:font-name="Arial" style:font-name-complex="Arial"/>
    </style:style>
    <style:style style:name="T618" style:parent-style-name="Policepardéfaut" style:family="text">
      <style:text-properties style:font-name="Arial" style:font-name-complex="Arial" fo:font-weight="bold" style:font-weight-asian="bold" style:font-weight-complex="bold"/>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style:style>
    <style:style style:name="T621" style:parent-style-name="Policepardéfaut" style:family="text">
      <style:text-properties style:font-name="Arial" style:font-name-complex="Arial" fo:font-weight="bold" style:font-weight-asian="bold" style:font-weight-complex="bold"/>
    </style:style>
    <style:style style:name="T622" style:parent-style-name="Policepardéfaut" style:family="text">
      <style:text-properties style:font-name="Arial" style:font-name-complex="Arial"/>
    </style:style>
    <style:style style:name="T623" style:parent-style-name="Policepardéfaut" style:family="text">
      <style:text-properties style:font-name="Arial" style:font-name-complex="Arial"/>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fo:font-weight="bold" style:font-weight-asian="bold" style:font-weight-complex="bold"/>
    </style:style>
    <style:style style:name="T629" style:parent-style-name="Policepardéfaut" style:family="text">
      <style:text-properties style:font-name="Arial" style:font-name-complex="Arial"/>
    </style:style>
    <style:style style:name="T630" style:parent-style-name="Policepardéfaut" style:family="text">
      <style:text-properties style:font-name="Arial" style:font-name-complex="Arial"/>
    </style:style>
    <style:style style:name="T631" style:parent-style-name="Policepardéfaut" style:family="text">
      <style:text-properties style:font-name="Arial" style:font-name-complex="Arial" fo:font-weight="bold" style:font-weight-asian="bold" style:font-weight-complex="bold"/>
    </style:style>
    <style:style style:name="T632" style:parent-style-name="Policepardéfaut" style:family="text">
      <style:text-properties style:font-name="Arial" style:font-name-complex="Arial"/>
    </style:style>
    <style:style style:name="T633" style:parent-style-name="Policepardéfaut" style:family="text">
      <style:text-properties style:font-name="Arial" style:font-name-complex="Arial"/>
    </style:style>
    <style:style style:name="T634" style:parent-style-name="Policepardéfaut" style:family="text">
      <style:text-properties style:font-name="Arial" style:font-name-complex="Arial"/>
    </style:style>
    <style:style style:name="T635" style:parent-style-name="Policepardéfaut" style:family="text">
      <style:text-properties style:font-name="Arial" style:font-name-complex="Arial" fo:font-weight="bold" style:font-weight-asian="bold" style:font-weight-complex="bold"/>
    </style:style>
    <style:style style:name="T636" style:parent-style-name="Policepardéfaut" style:family="text">
      <style:text-properties style:font-name="Arial" style:font-name-complex="Arial"/>
    </style:style>
    <style:style style:name="T637" style:parent-style-name="Policepardéfaut" style:family="text">
      <style:text-properties style:font-name="Arial" style:font-name-complex="Arial"/>
    </style:style>
    <style:style style:name="T638" style:parent-style-name="Policepardéfaut" style:family="text">
      <style:text-properties style:font-name="Arial" style:font-name-complex="Arial" fo:font-weight="bold" style:font-weight-asian="bold" style:font-weight-complex="bold"/>
    </style:style>
    <style:style style:name="T639" style:parent-style-name="Policepardéfaut" style:family="text">
      <style:text-properties style:font-name="Arial" style:font-name-complex="Arial"/>
    </style:style>
    <style:style style:name="T640" style:parent-style-name="Policepardéfaut" style:family="text">
      <style:text-properties style:font-name="Arial" style:font-name-complex="Arial"/>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style:style>
    <style:style style:name="T643" style:parent-style-name="Policepardéfaut" style:family="text">
      <style:text-properties style:font-name="Arial" style:font-name-complex="Arial"/>
    </style:style>
    <style:style style:name="P644" style:parent-style-name="Normal" style:family="paragraph">
      <style:paragraph-properties fo:break-before="page"/>
      <style:text-properties style:font-name="Arial" style:font-name-complex="Arial" fo:font-weight="bold" style:font-weight-asian="bold" style:font-weight-complex="bold" fo:hyphenate="true"/>
    </style:style>
    <style:style style:name="P64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46" style:parent-style-name="Policepardéfaut" style:family="text">
      <style:text-properties style:font-name="Arial" style:font-name-complex="Arial" fo:font-weight="bold" style:font-weight-asian="bold" style:font-weight-complex="bold"/>
    </style:style>
    <style:style style:name="T647" style:parent-style-name="Policepardéfaut" style:family="text">
      <style:text-properties style:font-name="Arial" style:font-name-complex="Arial"/>
    </style:style>
    <style:style style:name="T648" style:parent-style-name="Policepardéfaut" style:family="text">
      <style:text-properties style:font-name="Arial" style:font-name-complex="Arial" fo:font-weight="bold" style:font-weight-asian="bold" style:font-weight-complex="bold"/>
    </style:style>
    <style:style style:name="T649" style:parent-style-name="Policepardéfaut" style:family="text">
      <style:text-properties style:font-name="Arial" style:font-name-complex="Arial" fo:font-weight="bold" style:font-weight-asian="bold" style:font-weight-complex="bold"/>
    </style:style>
    <style:style style:name="T650" style:parent-style-name="Policepardéfaut" style:family="text">
      <style:text-properties style:font-name="Arial" style:font-name-complex="Arial"/>
    </style:style>
    <style:style style:name="T651" style:parent-style-name="Policepardéfaut" style:family="text">
      <style:text-properties style:font-name="Arial" style:font-name-complex="Arial" fo:font-weight="bold" style:font-weight-asian="bold" style:font-weight-complex="bold"/>
    </style:style>
    <style:style style:name="T652" style:parent-style-name="Policepardéfaut" style:family="text">
      <style:text-properties style:font-name="Arial" style:font-name-complex="Arial" fo:font-weight="bold" style:font-weight-asian="bold" style:font-weight-complex="bold"/>
    </style:style>
    <style:style style:name="T653" style:parent-style-name="Policepardéfaut" style:family="text">
      <style:text-properties style:font-name="Arial" style:font-name-complex="Arial" fo:font-weight="bold" style:font-weight-asian="bold" style:font-weight-complex="bold"/>
    </style:style>
    <style:style style:name="T654" style:parent-style-name="Policepardéfaut" style:family="text">
      <style:text-properties style:font-name="Arial" style:font-name-complex="Arial"/>
    </style:style>
    <style:style style:name="T655" style:parent-style-name="Policepardéfaut" style:family="text">
      <style:text-properties style:font-name="Arial" style:font-name-complex="Arial"/>
    </style:style>
    <style:style style:name="T656" style:parent-style-name="Policepardéfaut" style:family="text">
      <style:text-properties style:font-name="Arial" style:font-name-complex="Arial" fo:font-weight="bold" style:font-weight-asian="bold" style:font-weight-complex="bold"/>
    </style:style>
    <style:style style:name="T657" style:parent-style-name="Policepardéfaut" style:family="text">
      <style:text-properties style:font-name="Arial" style:font-name-complex="Arial" fo:font-weight="bold" style:font-weight-asian="bold" style:font-weight-complex="bold"/>
    </style:style>
    <style:style style:name="T658" style:parent-style-name="Policepardéfaut" style:family="text">
      <style:text-properties style:font-name="Arial" style:font-name-complex="Arial"/>
    </style:style>
    <style:style style:name="T659" style:parent-style-name="Policepardéfaut" style:family="text">
      <style:text-properties style:font-name="Arial" style:font-name-complex="Arial" fo:font-weight="bold" style:font-weight-asian="bold" style:font-weight-complex="bold"/>
    </style:style>
    <style:style style:name="T660" style:parent-style-name="Policepardéfaut" style:family="text">
      <style:text-properties style:font-name="Arial" style:font-name-complex="Arial" fo:font-weight="bold" style:font-weight-asian="bold" style:font-weight-complex="bold"/>
    </style:style>
    <style:style style:name="T661" style:parent-style-name="Policepardéfaut" style:family="text">
      <style:text-properties style:font-name="Arial" style:font-name-complex="Arial"/>
    </style:style>
    <style:style style:name="T662" style:parent-style-name="Policepardéfaut" style:family="text">
      <style:text-properties style:font-name="Arial" style:font-name-complex="Arial" fo:font-weight="bold" style:font-weight-asian="bold" style:font-weight-complex="bold"/>
    </style:style>
    <style:style style:name="T663" style:parent-style-name="Policepardéfaut" style:family="text">
      <style:text-properties style:font-name="Arial" style:font-name-complex="Arial" fo:font-weight="bold" style:font-weight-asian="bold" style:font-weight-complex="bold"/>
    </style:style>
    <style:style style:name="T664" style:parent-style-name="Policepardéfaut" style:family="text">
      <style:text-properties style:font-name="Arial" style:font-name-complex="Arial" fo:font-weight="bold" style:font-weight-asian="bold" style:font-weight-complex="bold"/>
    </style:style>
    <style:style style:name="T665" style:parent-style-name="Policepardéfaut" style:family="text">
      <style:text-properties style:font-name="Arial" style:font-name-complex="Arial"/>
    </style:style>
    <style:style style:name="T666" style:parent-style-name="Policepardéfaut" style:family="text">
      <style:text-properties style:font-name="Arial" style:font-name-complex="Arial"/>
    </style:style>
    <style:style style:name="T667" style:parent-style-name="Policepardéfaut" style:family="text">
      <style:text-properties style:font-name="Arial" style:font-name-complex="Arial"/>
    </style:style>
    <style:style style:name="T668" style:parent-style-name="Policepardéfaut" style:family="text">
      <style:text-properties style:font-name="Arial" style:font-name-complex="Arial" fo:font-weight="bold" style:font-weight-asian="bold" style:font-weight-complex="bold"/>
    </style:style>
    <style:style style:name="T669" style:parent-style-name="Policepardéfaut" style:family="text">
      <style:text-properties style:font-name="Arial" style:font-name-complex="Arial" fo:font-weight="bold" style:font-weight-asian="bold" style:font-weight-complex="bold"/>
    </style:style>
    <style:style style:name="T670" style:parent-style-name="Policepardéfaut" style:family="text">
      <style:text-properties style:font-name="Arial" style:font-name-complex="Arial"/>
    </style:style>
    <style:style style:name="T671" style:parent-style-name="Policepardéfaut" style:family="text">
      <style:text-properties style:font-name="Arial" style:font-name-complex="Arial" fo:font-weight="bold" style:font-weight-asian="bold" style:font-weight-complex="bold"/>
    </style:style>
    <style:style style:name="T672" style:parent-style-name="Policepardéfaut" style:family="text">
      <style:text-properties style:font-name="Arial" style:font-name-complex="Arial" fo:font-weight="bold" style:font-weight-asian="bold" style:font-weight-complex="bold"/>
    </style:style>
    <style:style style:name="T673" style:parent-style-name="Policepardéfaut" style:family="text">
      <style:text-properties style:font-name="Arial" style:font-name-complex="Arial"/>
    </style:style>
    <style:style style:name="T674" style:parent-style-name="Policepardéfaut" style:family="text">
      <style:text-properties style:font-name="Arial" style:font-name-complex="Arial" fo:font-weight="bold" style:font-weight-asian="bold" style:font-weight-complex="bold"/>
    </style:style>
    <style:style style:name="T675" style:parent-style-name="Policepardéfaut" style:family="text">
      <style:text-properties style:font-name="Arial" style:font-name-complex="Arial" fo:font-weight="bold" style:font-weight-asian="bold" style:font-weight-complex="bold"/>
    </style:style>
    <style:style style:name="T676" style:parent-style-name="Policepardéfaut" style:family="text">
      <style:text-properties style:font-name="Arial" style:font-name-complex="Arial" fo:font-weight="bold" style:font-weight-asian="bold" style:font-weight-complex="bold"/>
    </style:style>
    <style:style style:name="T677" style:parent-style-name="Policepardéfaut" style:family="text">
      <style:text-properties style:font-name="Arial" style:font-name-complex="Arial"/>
    </style:style>
    <style:style style:name="P678" style:parent-style-name="Normal" style:family="paragraph">
      <style:text-properties style:font-name="Arial" style:font-name-complex="Arial"/>
    </style:style>
    <style:style style:name="T679" style:parent-style-name="Policepardéfaut" style:family="text">
      <style:text-properties style:font-name="Arial" style:font-name-complex="Arial" fo:font-weight="bold" style:font-weight-asian="bold" style:font-weight-complex="bold"/>
    </style:style>
    <style:style style:name="T680" style:parent-style-name="Policepardéfaut" style:family="text">
      <style:text-properties style:font-name="Arial" style:font-name-complex="Arial" fo:font-weight="bold" style:font-weight-asian="bold" style:font-weight-complex="bold"/>
    </style:style>
    <style:style style:name="T681" style:parent-style-name="Policepardéfaut" style:family="text">
      <style:text-properties style:font-name="Arial" style:font-name-complex="Arial"/>
    </style:style>
    <style:style style:name="T682" style:parent-style-name="Policepardéfaut" style:family="text">
      <style:text-properties style:font-name="Arial" style:font-name-complex="Arial" fo:font-weight="bold" style:font-weight-asian="bold" style:font-weight-complex="bold"/>
    </style:style>
    <style:style style:name="T683" style:parent-style-name="Policepardéfaut" style:family="text">
      <style:text-properties style:font-name="Arial" style:font-name-complex="Arial" fo:font-weight="bold" style:font-weight-asian="bold" style:font-weight-complex="bold"/>
    </style:style>
    <style:style style:name="T684" style:parent-style-name="Policepardéfaut" style:family="text">
      <style:text-properties style:font-name="Arial" style:font-name-complex="Arial" fo:font-style="italic" style:font-style-asian="italic" style:font-style-complex="italic"/>
    </style:style>
    <style:style style:name="T685" style:parent-style-name="Policepardéfaut" style:family="text">
      <style:text-properties style:font-name="Arial" style:font-name-complex="Arial" fo:font-weight="bold" style:font-weight-asian="bold" style:font-weight-complex="bold"/>
    </style:style>
    <style:style style:name="T686" style:parent-style-name="Policepardéfaut" style:family="text">
      <style:text-properties style:font-name="Arial" style:font-name-complex="Arial" fo:font-weight="bold" style:font-weight-asian="bold" style:font-weight-complex="bold"/>
    </style:style>
    <style:style style:name="T687" style:parent-style-name="Policepardéfaut" style:family="text">
      <style:text-properties style:font-name="Arial" style:font-name-complex="Arial" fo:font-weight="bold" style:font-weight-asian="bold" style:font-weight-complex="bold"/>
    </style:style>
    <style:style style:name="T688" style:parent-style-name="Policepardéfaut" style:family="text">
      <style:text-properties style:font-name="Arial" style:font-name-complex="Arial"/>
    </style:style>
    <style:style style:name="T689"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52">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53">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54">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data_path</text:span><text:span text:style-name="T40"><text:line-break/></text:span><text:span text:style-name="T41">Default value:</text:span><text:span text:style-name="T42"><text:s/></text:span><text:span text:style-name="T43">empty</text:span><text:span text:style-name="T44"><text:line-break/></text:span><text:span text:style-name="T45">Description:</text:span><text:span text:style-name="T46"><text:line-break/></text:span><text:span text:style-name="T47">Path to the input data directory. Optional if using a custom location. Leave empty to use the default N-SDM data path.</text:span></text:p>
      <text:p text:style-name="Normal"><text:span text:style-name="T48"><draw:custom-shape svg:x="0in" svg:y="0in" svg:width="45.51042in" svg:height="0.00139in" draw:id="id3" draw:style-name="a3" draw:name="Horizontal Line 346" text:anchor-type="as-char"><svg:title/><svg:desc/><draw:enhanced-geometry draw:type="non-primitive" svg:viewBox="0 0 21600 21600" draw:enhanced-path="M 0 0 L 21600 0 21600 21600 0 21600 Z N"/></draw:custom-shape></text:span></text:p>
      <text:p text:style-name="Normal"><text:span text:style-name="T49">Parameter:</text:span><text:span text:style-name="T50"><text:s/>svp_path</text:span><text:span text:style-name="T51"><text:line-break/></text:span><text:span text:style-name="T52">Default value:</text:span><text:span text:style-name="T53"><text:s/></text:span><text:span text:style-name="T54">/scratch/nsdm_save</text:span><text:span text:style-name="T55"><text:line-break/></text:span><text:span text:style-name="T56">Description:</text:span><text:span text:style-name="T57"><text:line-break/></text:span><text:span text:style-name="T58">Path where final outputs are transferred and stored permanently.</text:span></text:p>
      <text:soft-page-break/>
      <text:p text:style-name="Normal"><text:span text:style-name="T59"><draw:custom-shape svg:x="0in" svg:y="0in" svg:width="45.51042in" svg:height="0.00139in" draw:id="id4" draw:style-name="a4" draw:name="Horizontal Line 397" text:anchor-type="as-char"><svg:title/><svg:desc/><draw:enhanced-geometry draw:type="non-primitive" svg:viewBox="0 0 21600 21600" draw:enhanced-path="M 0 0 L 21600 0 21600 21600 0 21600 Z N"/></draw:custom-shape></text:span></text:p>
      <text:p text:style-name="Normal"><text:span text:style-name="T60">Parameter:</text:span><text:span text:style-name="T61"><text:s/>rsync_exclude</text:span><text:span text:style-name="T62"><text:line-break/></text:span><text:span text:style-name="T63">Default value:</text:span><text:span text:style-name="T64"><text:s/>d1_covsels,d2_models,d6_preds,d12_preds-sce</text:span><text:span text:style-name="T65"><text:line-break/></text:span><text:span text:style-name="T66">Description:</text:span><text:span text:style-name="T67"><text:line-break/></text:span><text:span text:style-name="T68">Output folders excluded when transferring results to<text:s/></text:span><text:span text:style-name="T69">svp_path. Default excludes non-essential files, preserving core outputs. (See ./documentation/OUTPUTS_DETAILS.odt for output folder details.)</text:span></text:p>
      <text:p text:style-name="Normal"><text:span text:style-name="T70"><draw:custom-shape svg:x="0in" svg:y="0in" svg:width="45.51042in" svg:height="0.00139in" draw:id="id5" draw:style-name="a5" draw:name="Horizontal Line 345" text:anchor-type="as-char"><svg:title/><svg:desc/><draw:enhanced-geometry draw:type="non-primitive" svg:viewBox="0 0 21600 21600" draw:enhanced-path="M 0 0 L 21600 0 21600 21600 0 21600 Z N"/></draw:custom-shape></text:span></text:p>
      <text:p text:style-name="Normal"><text:span text:style-name="T71">Parameter:</text:span><text:span text:style-name="T72"><text:s/>scr_path</text:span><text:span text:style-name="T73"><text:line-break/></text:span><text:span text:style-name="T74">Default value:</text:span><text:span text:style-name="T75"><text:s/>/scratch/nsdm</text:span><text:span text:style-name="T76"><text:line-break/></text:span><text:span text:style-name="T77">Description:</text:span><text:span text:style-name="T78"><text:line-break/></text:span><text:span text:style-name="T79">Temporary scratch directory for intermediate computations. Files may be deleted automatically after completion (see clear_scr)</text:span></text:p>
      <text:p text:style-name="Normal"><text:span text:style-name="T80"><draw:custom-shape svg:x="0in" svg:y="0in" svg:width="45.51042in" svg:height="0.00139in" draw:id="id6" draw:style-name="a6" draw:name="Horizontal Line 348" text:anchor-type="as-char"><svg:title/><svg:desc/><draw:enhanced-geometry draw:type="non-primitive" svg:viewBox="0 0 21600 21600" draw:enhanced-path="M 0 0 L 21600 0 21600 21600 0 21600 Z N"/></draw:custom-shape></text:span></text:p>
      <text:p text:style-name="Normal"><text:span text:style-name="T81">Parameter:</text:span><text:span text:style-name="T82"><text:s/>clear_scr</text:span><text:span text:style-name="T83"><text:line-break/></text:span><text:span text:style-name="T84">Default value:</text:span><text:span text:style-name="T85"><text:s/>TRUE</text:span><text:span text:style-name="T86"><text:line-break/></text:span><text:span text:style-name="T87">Description:</text:span><text:span text:style-name="T88"><text:line-break/></text:span><text:span text:style-name="T89">If TRUE, clears the scratch directory before starting. This avoids conflicts from older runs.</text:span></text:p>
      <text:p text:style-name="Normal"><text:span text:style-name="T90"><draw:custom-shape svg:x="0in" svg:y="0in" svg:width="45.51042in" svg:height="0.00139in" draw:id="id7" draw:style-name="a7" draw:name="Horizontal Line 349" text:anchor-type="as-char"><svg:title/><svg:desc/><draw:enhanced-geometry draw:type="non-primitive" svg:viewBox="0 0 21600 21600" draw:enhanced-path="M 0 0 L 21600 0 21600 21600 0 21600 Z N"/></draw:custom-shape></text:span></text:p>
      <text:p text:style-name="Normal"><text:span text:style-name="T91">Parameter:</text:span><text:span text:style-name="T92"><text:s/>clear_fst</text:span><text:span text:style-name="T93"><text:line-break/></text:span><text:span text:style-name="T94">Default value:</text:span><text:span text:style-name="T95"><text:s/>FALSE</text:span><text:span text:style-name="T96"><text:line-break/></text:span><text:span text:style-name="T97">Description:</text:span><text:span text:style-name="T98"><text:line-break/></text:span><text:span text:style-name="T99">If TRUE, deletes .fst files (converted covariates and species from a previous run, which can be time consuming). Forces regeneration of these files.</text:span></text:p>
      <text:p text:style-name="Normal"><text:span text:style-name="T100"><draw:custom-shape svg:x="0in" svg:y="0in" svg:width="45.51042in" svg:height="0.00139in" draw:id="id8" draw:style-name="a8" draw:name="Horizontal Line 481" text:anchor-type="as-char"><svg:title/><svg:desc/><draw:enhanced-geometry draw:type="non-primitive" svg:viewBox="0 0 21600 21600" draw:enhanced-path="M 0 0 L 21600 0 21600 21600 0 21600 Z N"/></draw:custom-shape></text:span></text:p>
      <text:p text:style-name="Normal"><text:span text:style-name="T101">Parameter:<text:s/></text:span><text:span text:style-name="T102">module_r</text:span><text:span text:style-name="T103"><text:line-break/></text:span><text:span text:style-name="T104">Default value:<text:s/></text:span><text:span text:style-name="T105">r</text:span><text:span text:style-name="T106"><text:line-break/></text:span><text:span text:style-name="T107">Description:</text:span><text:span text:style-name="T108"><text:line-break/></text:span><text:span text:style-name="T109">Name and version of the R module to be loaded on the cluster.</text:span></text:p>
      <text:p text:style-name="Normal"><text:span text:style-name="T110"><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p text:style-name="Normal"><text:span text:style-name="T111">Parameter:<text:s/></text:span><text:span text:style-name="T112">module_others</text:span><text:span text:style-name="T113"><text:line-break/></text:span><text:span text:style-name="T114">Default value:<text:s/></text:span><text:span text:style-name="T115">empty</text:span><text:span text:style-name="T116"><text:line-break/></text:span><text:span text:style-name="T117">Description:</text:span><text:span text:style-name="T118"><text:line-break/></text:span><text:span text:style-name="T119">Comma-separated list of additional modules (e.g., software stack and dependencies) required to access R on the cluster. This field is cluster-specific and may include<text:s/></text:span><text:soft-page-break/><text:span text:style-name="T120">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21"><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22">Parameter:</text:span><text:span text:style-name="T123"><text:s/>Rlib_path</text:span><text:span text:style-name="T124"><text:line-break/></text:span><text:span text:style-name="T125">Default value:</text:span><text:span text:style-name="T126"><text:s/>/users/R</text:span><text:span text:style-name="T127"><text:line-break/></text:span><text:span text:style-name="T128">Description:</text:span><text:span text:style-name="T129"><text:line-break/></text:span><text:span text:style-name="T130">Path to the R libraries. Ensure nsdm2 package and dependencies are installed here.</text:span></text:p>
      <text:p text:style-name="Normal"><text:span text:style-name="T131"><draw:custom-shape svg:x="0in" svg:y="0in" svg:width="45.51042in" svg:height="0.00139in" draw:id="id11" draw:style-name="a11" draw:name="Horizontal Line 347" text:anchor-type="as-char"><svg:title/><svg:desc/><draw:enhanced-geometry draw:type="non-primitive" svg:viewBox="0 0 21600 21600" draw:enhanced-path="M 0 0 L 21600 0 21600 21600 0 21600 Z N"/></draw:custom-shape></text:span></text:p>
      <text:p text:style-name="Normal"><text:span text:style-name="T132">Parameter:</text:span><text:span text:style-name="T133"><text:s/>seed</text:span><text:span text:style-name="T134"><text:line-break/></text:span><text:span text:style-name="T135">Default value:</text:span><text:span text:style-name="T136"><text:s/>12345</text:span><text:span text:style-name="T137"><text:line-break/></text:span><text:span text:style-name="T138">Description:</text:span><text:span text:style-name="T139"><text:line-break/></text:span><text:span text:style-name="T140">Seed value for reproducibility in R scripts (set.seed)</text:span></text:p>
      <text:soft-page-break/>
      <text:p text:style-name="P141">Species<text:s/>Data</text:p>
      <text:p text:style-name="Normal"><text:span text:style-name="T142">Parameter:</text:span><text:span text:style-name="T143"><text:s/>n_spe</text:span><text:span text:style-name="T144"><text:line-break/></text:span><text:span text:style-name="T145">Default value:</text:span><text:span text:style-name="T146"><text:s/>3</text:span><text:span text:style-name="T147"><text:line-break/></text:span><text:span text:style-name="T148">Description:</text:span><text:span text:style-name="T149"><text:line-break/></text:span><text:span text:style-name="T150">Number of species included in the run. If forced_species list is available, it thins it to the first n_spe rows.</text:span></text:p>
      <text:p text:style-name="Normal"><text:span text:style-name="T151"><draw:custom-shape svg:x="0in" svg:y="0in" svg:width="45.51042in" svg:height="0.00139in" draw:id="id12" draw:style-name="a12" draw:name="Horizontal Line 353" text:anchor-type="as-char"><svg:title/><svg:desc/><draw:enhanced-geometry draw:type="non-primitive" svg:viewBox="0 0 21600 21600" draw:enhanced-path="M 0 0 L 21600 0 21600 21600 0 21600 Z N"/></draw:custom-shape></text:span></text:p>
      <text:p text:style-name="Normal"><text:span text:style-name="T152">Parameter:</text:span><text:span text:style-name="T153"><text:s/>n_mx_spe</text:span><text:span text:style-name="T154"><text:line-break/></text:span><text:span text:style-name="T155">Default value:</text:span><text:span text:style-name="T156"><text:s/>3</text:span><text:span text:style-name="T157"><text:line-break/></text:span><text:span text:style-name="T158">Description:</text:span><text:span text:style-name="T159"><text:line-break/></text:span><text:span text:style-name="T160">Maximum number of species processed simultaneously. Helps prevent memory or scratch overflow. If n_mx_spe &lt; n_spe, several N-SDM run will be started in a loop fashion.</text:span></text:p>
      <text:p text:style-name="Normal"><text:span text:style-name="T161"><draw:custom-shape svg:x="0in" svg:y="0in" svg:width="45.51042in" svg:height="0.00139in" draw:id="id13" draw:style-name="a13" draw:name="Horizontal Line 354" text:anchor-type="as-char"><svg:title/><svg:desc/><draw:enhanced-geometry draw:type="non-primitive" svg:viewBox="0 0 21600 21600" draw:enhanced-path="M 0 0 L 21600 0 21600 21600 0 21600 Z N"/></draw:custom-shape></text:span></text:p>
      <text:p text:style-name="Normal"><text:span text:style-name="T162">Parameter:</text:span><text:span text:style-name="T163"><text:s/>forced_species</text:span><text:span text:style-name="T164"><text:line-break/></text:span><text:span text:style-name="T165">Default value:</text:span><text:span text:style-name="T166"><text:s/>forced.psv</text:span><text:span text:style-name="T167"><text:line-break/></text:span><text:span text:style-name="T168">Description:</text:span><text:span text:style-name="T169"><text:line-break/></text:span><text:span text:style-name="T170">(Optional) Name of the .psv file stored in ./scripts/settings listing species to be used for the run. Each line must contain one species. See the example file provided on GitHub for template.</text:span></text:p>
      <text:p text:style-name="Normal"><text:span text:style-name="T171"><draw:custom-shape svg:x="0in" svg:y="0in" svg:width="45.51042in" svg:height="0.00139in" draw:id="id14" draw:style-name="a14" draw:name="Horizontal Line 355" text:anchor-type="as-char"><svg:title/><svg:desc/><draw:enhanced-geometry draw:type="non-primitive" svg:viewBox="0 0 21600 21600" draw:enhanced-path="M 0 0 L 21600 0 21600 21600 0 21600 Z N"/></draw:custom-shape></text:span></text:p>
      <text:p text:style-name="Normal"><text:span text:style-name="T172">Parameter:</text:span><text:span text:style-name="T173"><text:s/>glo_use_reg</text:span><text:span text:style-name="T174"><text:line-break/></text:span><text:span text:style-name="T175">Default value:</text:span><text:span text:style-name="T176"><text:s/>TRUE</text:span><text:span text:style-name="T177"><text:line-break/></text:span><text:span text:style-name="T178">Description:</text:span><text:span text:style-name="T179"><text:line-break/></text:span><text:span text:style-name="T180">If TRUE, regional species data stored in ./data/species/reg are also included in the global model. If FALSE they are processed independently.</text:span></text:p>
      <text:p text:style-name="Normal"><text:span text:style-name="T181"><draw:custom-shape svg:x="0in" svg:y="0in" svg:width="45.51042in" svg:height="0.00139in" draw:id="id15" draw:style-name="a15" draw:name="Horizontal Line 352" text:anchor-type="as-char"><svg:title/><svg:desc/><draw:enhanced-geometry draw:type="non-primitive" svg:viewBox="0 0 21600 21600" draw:enhanced-path="M 0 0 L 21600 0 21600 21600 0 21600 Z N"/></draw:custom-shape></text:span></text:p>
      <text:p text:style-name="Normal"><text:span text:style-name="T182">Parameter:</text:span><text:span text:style-name="T183"><text:s/>pa_po_reg</text:span><text:span text:style-name="T184"><text:line-break/></text:span><text:span text:style-name="T185">Default value:</text:span><text:span text:style-name="T186"><text:s/>po</text:span><text:span text:style-name="T187"><text:line-break/></text:span><text:span text:style-name="T188">Description:</text:span><text:span text:style-name="T189"><text:line-break/></text:span><text:span text:style-name="T190">Specifies whether regional species data are presence-only (po) or presence-absence (pa).</text:span></text:p>
      <text:p text:style-name="P191">If set to po, background points are generated. If set to pa, the function uses the 0 values from the optional pa column in the species dataset as absences.</text:p>
      <text:p text:style-name="Normal"><text:span text:style-name="T192"><draw:custom-shape svg:x="0in" svg:y="0in" svg:width="45.51042in" svg:height="0.00139in" draw:id="id16" draw:style-name="a16"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93">Parameter:</text:span><text:span text:style-name="T194"><text:s/>pa_po_glo</text:span><text:span text:style-name="T195"><text:line-break/></text:span><text:span text:style-name="T196">Default value:</text:span><text:span text:style-name="T197"><text:s/>po</text:span><text:span text:style-name="T198"><text:line-break/></text:span><text:span text:style-name="T199">Description:</text:span><text:span text:style-name="T200"><text:line-break/></text:span><text:span text:style-name="T201">Specifies whether global species data are presence-only (po) or presence-absence (pa).</text:span></text:p>
      <text:p text:style-name="P202">If set to po, background points are generated. If set to pa, the function uses the 0 values from the optional pa column in the species dataset as absences.</text:p>
      <text:p text:style-name="Normal"><text:span text:style-name="T203"><draw:custom-shape svg:x="0in" svg:y="0in" svg:width="45.51042in" svg:height="0.00139in" draw:id="id17" draw:style-name="a17" draw:name="Horizontal Line 357" text:anchor-type="as-char"><svg:title/><svg:desc/><draw:enhanced-geometry draw:type="non-primitive" svg:viewBox="0 0 21600 21600" draw:enhanced-path="M 0 0 L 21600 0 21600 21600 0 21600 Z N"/></draw:custom-shape></text:span></text:p>
      <text:p text:style-name="Normal"><text:span text:style-name="T204">Parameter:</text:span><text:span text:style-name="T205"><text:s/>min_occ_reg</text:span><text:span text:style-name="T206"><text:line-break/></text:span><text:span text:style-name="T207">Default value:</text:span><text:span text:style-name="T208"><text:s/>50</text:span><text:span text:style-name="T209"><text:line-break/></text:span><text:span text:style-name="T210">Description:</text:span><text:span text:style-name="T211"><text:line-break/></text:span><text:span text:style-name="T212">Minimum number of occurrences<text:s/></text:span><text:span text:style-name="T213">required for a species at the regional level. Species with &lt; min_occ_reg will be discarded.</text:span></text:p>
      <text:p text:style-name="Normal"><text:span text:style-name="T214"><draw:custom-shape svg:x="0in" svg:y="0in" svg:width="45.51042in" svg:height="0.00139in" draw:id="id18" draw:style-name="a18" draw:name="Horizontal Line 358" text:anchor-type="as-char"><svg:title/><svg:desc/><draw:enhanced-geometry draw:type="non-primitive" svg:viewBox="0 0 21600 21600" draw:enhanced-path="M 0 0 L 21600 0 21600 21600 0 21600 Z N"/></draw:custom-shape></text:span></text:p>
      <text:p text:style-name="Normal"><text:span text:style-name="T215">Parameter:</text:span><text:span text:style-name="T216"><text:s/>min_occ_glo</text:span><text:span text:style-name="T217"><text:line-break/></text:span><text:span text:style-name="T218">Default value:</text:span><text:span text:style-name="T219"><text:s/>50</text:span><text:span text:style-name="T220"><text:line-break/></text:span><text:span text:style-name="T221">Description:</text:span><text:span text:style-name="T222"><text:line-break/></text:span><text:span text:style-name="T223">Minimum number of occurrences required for a species at the global level. Species with &lt; min_occ_glo will be discarded.</text:span></text:p>
      <text:p text:style-name="Normal"><text:span text:style-name="T224"><draw:custom-shape svg:x="0in" svg:y="0in" svg:width="45.51042in" svg:height="0.00139in" draw:id="id19" draw:style-name="a19" draw:name="Horizontal Line 359" text:anchor-type="as-char"><svg:title/><svg:desc/><draw:enhanced-geometry draw:type="non-primitive" svg:viewBox="0 0 21600 21600" draw:enhanced-path="M 0 0 L 21600 0 21600 21600 0 21600 Z N"/></draw:custom-shape></text:span></text:p>
      <text:p text:style-name="Normal"><text:span text:style-name="T225">Parameter:</text:span><text:span text:style-name="T226"><text:s/>disag_reg</text:span><text:span text:style-name="T227"><text:line-break/></text:span><text:span text:style-name="T228">Default value:</text:span><text:span text:style-name="T229"><text:s/>TRUE</text:span><text:span text:style-name="T230"><text:line-break/></text:span><text:span text:style-name="T231">Description:</text:span><text:span text:style-name="T232"><text:line-break/></text:span><text:span text:style-name="T233">If TRUE, applies spatial and/or temporal disaggregation to regional occurrences to reduce sampling bias.</text:span></text:p>
      <text:p text:style-name="Normal"><text:span text:style-name="T234"><draw:custom-shape svg:x="0in" svg:y="0in" svg:width="45.51042in" svg:height="0.00139in" draw:id="id20" draw:style-name="a20" draw:name="Horizontal Line 360" text:anchor-type="as-char"><svg:title/><svg:desc/><draw:enhanced-geometry draw:type="non-primitive" svg:viewBox="0 0 21600 21600" draw:enhanced-path="M 0 0 L 21600 0 21600 21600 0 21600 Z N"/></draw:custom-shape></text:span></text:p>
      <text:p text:style-name="Normal"><text:span text:style-name="T235">Parameter:</text:span><text:span text:style-name="T236"><text:s/>disag_glo</text:span><text:span text:style-name="T237"><text:line-break/></text:span><text:span text:style-name="T238">Default value:</text:span><text:span text:style-name="T239"><text:s/>TRUE</text:span><text:span text:style-name="T240"><text:line-break/></text:span><text:span text:style-name="T241">Description:</text:span><text:span text:style-name="T242"><text:line-break/></text:span><text:span text:style-name="T243">If TRUE, applies spatial and/or temporal disaggregation to global occurrences to reduce sampling bias.</text:span></text:p>
      <text:p text:style-name="Normal"><text:span text:style-name="T244"><draw:custom-shape svg:x="0in" svg:y="0in" svg:width="45.51042in" svg:height="0.00139in" draw:id="id21" draw:style-name="a21" draw:name="Horizontal Line 361" text:anchor-type="as-char"><svg:title/><svg:desc/><draw:enhanced-geometry draw:type="non-primitive" svg:viewBox="0 0 21600 21600" draw:enhanced-path="M 0 0 L 21600 0 21600 21600 0 21600 Z N"/></draw:custom-shape></text:span></text:p>
      <text:p text:style-name="Normal"><text:span text:style-name="T245">Parameter:</text:span><text:span text:style-name="T246"><text:s/>thin_dist_reg</text:span><text:span text:style-name="T247"><text:line-break/></text:span><text:span text:style-name="T248">Default value:</text:span><text:span text:style-name="T249"><text:s/>200</text:span><text:span text:style-name="T250"><text:line-break/></text:span><text:span text:style-name="T251">Description:</text:span><text:span text:style-name="T252"><text:line-break/></text:span><text:span text:style-name="T253">If disag_reg. Distance threshold for spatial thinning of regional occurrences (level units, usually meters).</text:span></text:p>
      <text:soft-page-break/>
      <text:p text:style-name="Normal"><text:span text:style-name="T254"><draw:custom-shape svg:x="0in" svg:y="0in" svg:width="45.51042in" svg:height="0.00139in" draw:id="id22" draw:style-name="a22" draw:name="Horizontal Line 362" text:anchor-type="as-char"><svg:title/><svg:desc/><draw:enhanced-geometry draw:type="non-primitive" svg:viewBox="0 0 21600 21600" draw:enhanced-path="M 0 0 L 21600 0 21600 21600 0 21600 Z N"/></draw:custom-shape></text:span></text:p>
      <text:p text:style-name="Normal"><text:span text:style-name="T255">Parameter:</text:span><text:span text:style-name="T256"><text:s/>thin_time_reg</text:span><text:span text:style-name="T257"><text:line-break/></text:span><text:span text:style-name="T258">Default value:</text:span><text:span text:style-name="T259"><text:s/>5</text:span><text:span text:style-name="T260"><text:line-break/></text:span><text:span text:style-name="T261">Description:</text:span><text:span text:style-name="T262"><text:line-break/></text:span><text:span text:style-name="T263">If disag_reg. Minimum temporal distance (in years) between retained presences for regional data.</text:span></text:p>
      <text:p text:style-name="Normal"><text:span text:style-name="T264"><draw:custom-shape svg:x="0in" svg:y="0in" svg:width="45.51042in" svg:height="0.00139in" draw:id="id23" draw:style-name="a23" draw:name="Horizontal Line 363" text:anchor-type="as-char"><svg:title/><svg:desc/><draw:enhanced-geometry draw:type="non-primitive" svg:viewBox="0 0 21600 21600" draw:enhanced-path="M 0 0 L 21600 0 21600 21600 0 21600 Z N"/></draw:custom-shape></text:span></text:p>
      <text:p text:style-name="Normal"><text:span text:style-name="T265">Parameter:</text:span><text:span text:style-name="T266"><text:s/>thin_dist_glo</text:span><text:span text:style-name="T267"><text:line-break/></text:span><text:span text:style-name="T268">Default value:</text:span><text:span text:style-name="T269"><text:s/>0.008333333</text:span><text:span text:style-name="T270"><text:line-break/></text:span><text:span text:style-name="T271">Description:</text:span><text:span text:style-name="T272"><text:line-break/></text:span><text:span text:style-name="T273">If disag_glo. Distance threshold for thinning in global models, (level units, usually degrees).</text:span></text:p>
      <text:p text:style-name="Normal"><text:span text:style-name="T274"><draw:custom-shape svg:x="0in" svg:y="0in" svg:width="45.51042in" svg:height="0.00139in" draw:id="id24" draw:style-name="a24" draw:name="Horizontal Line 364" text:anchor-type="as-char"><svg:title/><svg:desc/><draw:enhanced-geometry draw:type="non-primitive" svg:viewBox="0 0 21600 21600" draw:enhanced-path="M 0 0 L 21600 0 21600 21600 0 21600 Z N"/></draw:custom-shape></text:span></text:p>
      <text:p text:style-name="Normal"><text:span text:style-name="T275">Parameter:</text:span><text:span text:style-name="T276"><text:s/>thin_time_glo</text:span><text:span text:style-name="T277"><text:line-break/></text:span><text:span text:style-name="T278">Default value:</text:span><text:span text:style-name="T279"><text:s/>0</text:span><text:span text:style-name="T280"><text:line-break/></text:span><text:span text:style-name="T281">Description:</text:span><text:span text:style-name="T282"><text:line-break/></text:span><text:span text:style-name="T283">If disag_glo. Temporal thinning for global occurrences. 0 = no thinning applied.</text:span></text:p>
      <text:p text:style-name="Normal"><text:span text:style-name="T284"><draw:custom-shape svg:x="0in" svg:y="0in" svg:width="45.51042in" svg:height="0.00139in" draw:id="id25" draw:style-name="a25" draw:name="Horizontal Line 365" text:anchor-type="as-char"><svg:title/><svg:desc/><draw:enhanced-geometry draw:type="non-primitive" svg:viewBox="0 0 21600 21600" draw:enhanced-path="M 0 0 L 21600 0 21600 21600 0 21600 Z N"/></draw:custom-shape></text:span></text:p>
      <text:p text:style-name="Normal"><text:span text:style-name="T285">Parameter:</text:span><text:span text:style-name="T286"><text:s/>back_strat</text:span><text:span text:style-name="T287"><text:line-break/></text:span><text:span text:style-name="T288">Default value:</text:span><text:span text:style-name="T289"><text:s/>random</text:span><text:span text:style-name="T290"><text:line-break/></text:span><text:span text:style-name="T291">Description:</text:span><text:span text:style-name="T292"><text:line-break/></text:span><text:span text:style-name="T293">If pa_po_reg <text:s/>or pa_po_glo is TRUE. Strategy for generating background points in presence-only data:</text:span></text:p>
      <text:list text:style-name="LFO2" text:continue-numbering="true">
        <text:list-item>
          <text:p text:style-name="P294">random: random sampling across all valid (non-NA) cells</text:p>
        </text:list-item>
        <text:list-item>
          <text:p text:style-name="P295">random_w: weighted random sampling using a group-specific bias raster (e.g.,<text:s/>`mammals_reg.tif`) provided in `./data/background/random_w`. Pixel values typically range from 0 (never sampled) to 1 (always sampled). The raster prefix must correspond to the target group defined in the `group` column of the species data (e.g., `mammals`), and the suffix must correspond to the target level (`reg` or `glo`). If weighting layers are provided for only one level (`reg` or `glo`), the other level is sampled using the `random` option, which performs random sampling across all valid cells.</text:p>
        </text:list-item>
        <text:list-item>
          <text:p text:style-name="P296">random_biog: random sampling restricted to the biogeographical areas defined by shapefiles provided in `./data/background/random_biog`, where presence points of the target species are available. The shapefile suffix must correspond to the target level (`reg` or `glo`). If filtering layers are provided for only one level<text:s/><text:soft-page-break/>(`reg` or `glo`), the other level is sampled using the `random` option, which performs random sampling across all valid cells.</text:p>
        </text:list-item>
      </text:list>
      <text:p text:style-name="Normal"><text:span text:style-name="T297"><draw:custom-shape svg:x="0in" svg:y="0in" svg:width="45.51042in" svg:height="0.00139in" draw:id="id26" draw:style-name="a26" draw:name="Horizontal Line 366" text:anchor-type="as-char"><svg:title/><svg:desc/><draw:enhanced-geometry draw:type="non-primitive" svg:viewBox="0 0 21600 21600" draw:enhanced-path="M 0 0 L 21600 0 21600 21600 0 21600 Z N"/></draw:custom-shape></text:span></text:p>
      <text:p text:style-name="Normal"><text:span text:style-name="T298">Parameter:</text:span><text:span text:style-name="T299"><text:s/>n_back</text:span><text:span text:style-name="T300"><text:line-break/></text:span><text:span text:style-name="T301">Default value:</text:span><text:span text:style-name="T302"><text:s/>10000</text:span><text:span text:style-name="T303"><text:line-break/></text:span><text:span text:style-name="T304">Description:</text:span><text:span text:style-name="T305"><text:line-break/></text:span><text:span text:style-name="T306">If pa_po_reg <text:s/>or pa_po_glo is TRUE. Number of background points to generate.</text:span></text:p>
      <text:p text:style-name="P307"/>
      <text:p text:style-name="P308">Covariate Data and Selection</text:p>
      <text:p text:style-name="Normal"><text:span text:style-name="T309">Parameter:</text:span><text:span text:style-name="T310"><text:s/>expert_table</text:span><text:span text:style-name="T311"><text:line-break/></text:span><text:span text:style-name="T312">Default value:</text:span><text:span text:style-name="T313"><text:s/>expert_table.psv</text:span><text:span text:style-name="T314"><text:line-break/></text:span><text:span text:style-name="T315">Description:</text:span><text:span text:style-name="T316"><text:line-break/></text:span><text:span text:style-name="T317">(Optional) Name of the .psv file for the pre-filtering table listing allowed covariates for each species group, to be stored in ./scripts/settings. See the example file provided on GitHub for template.</text:span></text:p>
      <text:p text:style-name="Normal"><text:span text:style-name="T318"><draw:custom-shape svg:x="0in" svg:y="0in" svg:width="45.51042in" svg:height="0.00139in" draw:id="id27" draw:style-name="a27" draw:name="Horizontal Line 370" text:anchor-type="as-char"><svg:title/><svg:desc/><draw:enhanced-geometry draw:type="non-primitive" svg:viewBox="0 0 21600 21600" draw:enhanced-path="M 0 0 L 21600 0 21600 21600 0 21600 Z N"/></draw:custom-shape></text:span></text:p>
      <text:p text:style-name="Normal"><text:span text:style-name="T319">Parameter:</text:span><text:span text:style-name="T320"><text:s/>cov_observ</text:span><text:span text:style-name="T321"><text:line-break/></text:span><text:span text:style-name="T322">Default value:</text:span><text:span text:style-name="T323"><text:s/>reg_transport_tlm3d_dist2road, …<text:s/></text:span><text:span text:style-name="T324"><text:line-break/></text:span><text:span text:style-name="T325">Description:</text:span><text:span text:style-name="T326"><text:line-break/></text:span><text:span text:style-name="T327">List of observational covariates, provided in the form level_category_dataset_variable. These are fixed to constant values during predictions to handle observational biases. Leave it empty if not relevant.</text:span></text:p>
      <text:p text:style-name="Normal"><text:span text:style-name="T328"><draw:custom-shape svg:x="0in" svg:y="0in" svg:width="45.51042in" svg:height="0.00139in" draw:id="id28" draw:style-name="a28" draw:name="Horizontal Line 368" text:anchor-type="as-char"><svg:title/><svg:desc/><draw:enhanced-geometry draw:type="non-primitive" svg:viewBox="0 0 21600 21600" draw:enhanced-path="M 0 0 L 21600 0 21600 21600 0 21600 Z N"/></draw:custom-shape></text:span></text:p>
      <text:p text:style-name="Normal"><text:span text:style-name="T329">Parameter:</text:span><text:span text:style-name="T330"><text:s/>cov_observ_val</text:span><text:span text:style-name="T331"><text:line-break/></text:span><text:span text:style-name="T332">Default value:</text:span><text:span text:style-name="T333"><text:s/>median</text:span><text:span text:style-name="T334"><text:line-break/></text:span><text:span text:style-name="T335">Description:</text:span><text:span text:style-name="T336"><text:line-break/></text:span><text:span text:style-name="T337">If any cov_observ. Specifies how<text:s/></text:span><text:span text:style-name="T338">observational covariate values are fixed:</text:span></text:p>
      <text:list text:style-name="LFO3" text:continue-numbering="true">
        <text:list-item>
          <text:p text:style-name="P339">median, zero, or max.</text:p>
        </text:list-item>
      </text:list>
      <text:p text:style-name="Normal"><text:span text:style-name="T340"><draw:custom-shape svg:x="0in" svg:y="0in" svg:width="45.51042in" svg:height="0.00139in" draw:id="id29" draw:style-name="a29" draw:name="Horizontal Line 369" text:anchor-type="as-char"><svg:title/><svg:desc/><draw:enhanced-geometry draw:type="non-primitive" svg:viewBox="0 0 21600 21600" draw:enhanced-path="M 0 0 L 21600 0 21600 21600 0 21600 Z N"/></draw:custom-shape></text:span></text:p>
      <text:p text:style-name="Normal"><text:span text:style-name="T341">Parameter:</text:span><text:span text:style-name="T342"><text:s/>tmatch_glo</text:span><text:span text:style-name="T343"><text:line-break/></text:span><text:span text:style-name="T344">Default value:</text:span><text:span text:style-name="T345"><text:s/>FALSE</text:span><text:span text:style-name="T346"><text:line-break/></text:span><text:span text:style-name="T347">Description:</text:span><text:span text:style-name="T348"><text:line-break/></text:span><text:span text:style-name="T349">If TRUE, when possible, applies temporal matching between occurrence records and covariate data in global models.</text:span></text:p>
      <text:p text:style-name="Normal"><text:span text:style-name="T350"><draw:custom-shape svg:x="0in" svg:y="0in" svg:width="45.51042in" svg:height="0.00139in" draw:id="id30" draw:style-name="a30" draw:name="Horizontal Line 371" text:anchor-type="as-char"><svg:title/><svg:desc/><draw:enhanced-geometry draw:type="non-primitive" svg:viewBox="0 0 21600 21600" draw:enhanced-path="M 0 0 L 21600 0 21600 21600 0 21600 Z N"/></draw:custom-shape></text:span></text:p>
      <text:p text:style-name="Normal"><text:span text:style-name="T351">Parameter:</text:span><text:span text:style-name="T352"><text:s/>tmatch_reg</text:span><text:span text:style-name="T353"><text:line-break/></text:span><text:span text:style-name="T354">Default value:</text:span><text:span text:style-name="T355"><text:s/>TRUE</text:span><text:span text:style-name="T356"><text:line-break/></text:span><text:span text:style-name="T357">Description:</text:span><text:span text:style-name="T358"><text:line-break/></text:span><text:span text:style-name="T359">If TRUE, when possible, applies temporal matching between occurrence records and covariate data in regional models.</text:span></text:p>
      <text:p text:style-name="Normal"><text:span text:style-name="T360"><draw:custom-shape svg:x="0in" svg:y="0in" svg:width="45.51042in" svg:height="0.00139in" draw:id="id31" draw:style-name="a31"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61">Parameter:</text:span><text:span text:style-name="T362"><text:s/>tmatch_scheme_glo</text:span><text:span text:style-name="T363"><text:line-break/></text:span><text:span text:style-name="T364">Default value:</text:span><text:span text:style-name="T365"><text:s/>npts</text:span><text:span text:style-name="T366"><text:line-break/></text:span><text:span text:style-name="T367">Description:</text:span><text:span text:style-name="T368"><text:line-break/></text:span><text:span text:style-name="T369">Scheme for temporal matching<text:s/></text:span><text:span text:style-name="T370">(global level):</text:span></text:p>
      <text:list text:style-name="LFO4" text:continue-numbering="true">
        <text:list-item>
          <text:p text:style-name="P371">npts = nearest previous time slice</text:p>
        </text:list-item>
        <text:list-item>
          <text:p text:style-name="P372">nts = nearest time slice (either direction).</text:p>
        </text:list-item>
      </text:list>
      <text:p text:style-name="Normal"><text:span text:style-name="T373"><draw:custom-shape svg:x="0in" svg:y="0in" svg:width="45.51042in" svg:height="0.00139in" draw:id="id32" draw:style-name="a32" draw:name="Horizontal Line 373" text:anchor-type="as-char"><svg:title/><svg:desc/><draw:enhanced-geometry draw:type="non-primitive" svg:viewBox="0 0 21600 21600" draw:enhanced-path="M 0 0 L 21600 0 21600 21600 0 21600 Z N"/></draw:custom-shape></text:span></text:p>
      <text:p text:style-name="Normal"><text:span text:style-name="T374">Parameter:</text:span><text:span text:style-name="T375"><text:s/>tmatch_scheme_reg</text:span><text:span text:style-name="T376"><text:line-break/></text:span><text:span text:style-name="T377">Default value:</text:span><text:span text:style-name="T378"><text:s/>npts</text:span><text:span text:style-name="T379"><text:line-break/></text:span><text:span text:style-name="T380">Description:</text:span><text:span text:style-name="T381"><text:line-break/></text:span><text:span text:style-name="T382">Scheme for temporal matching (regional level):</text:span></text:p>
      <text:list text:style-name="LFO4" text:continue-numbering="true">
        <text:list-item>
          <text:p text:style-name="P383">npts = nearest previous time slice</text:p>
        </text:list-item>
        <text:list-item>
          <text:p text:style-name="P384">nts = nearest time slice (either direction).</text:p>
        </text:list-item>
      </text:list>
      <text:p text:style-name="Normal"><text:span text:style-name="T385"><draw:custom-shape svg:x="0in" svg:y="0in" svg:width="45.51042in" svg:height="0.00139in" draw:id="id33" draw:style-name="a33" draw:name="Horizontal Line 375" text:anchor-type="as-char"><svg:title/><svg:desc/><draw:enhanced-geometry draw:type="non-primitive" svg:viewBox="0 0 21600 21600" draw:enhanced-path="M 0 0 L 21600 0 21600 21600 0 21600 Z N"/></draw:custom-shape></text:span></text:p>
      <text:p text:style-name="Normal"><text:span text:style-name="T386">Parameter:</text:span><text:span text:style-name="T387"><text:s/>cor_cut</text:span><text:span text:style-name="T388"><text:line-break/></text:span><text:span text:style-name="T389">Default value:</text:span><text:span text:style-name="T390"><text:s/>0.7</text:span><text:span text:style-name="T391"><text:line-break/></text:span><text:span text:style-name="T392">Description:</text:span><text:span text:style-name="T393"><text:line-break/></text:span><text:span text:style-name="T394">Threshold for Pearson correlation coefficient used to filter colinear covariates.</text:span></text:p>
      <text:p text:style-name="Normal"><text:span text:style-name="T395"><draw:custom-shape svg:x="0in" svg:y="0in" svg:width="45.51042in" svg:height="0.00139in" draw:id="id34" draw:style-name="a34" draw:name="Horizontal Line 376" text:anchor-type="as-char"><svg:title/><svg:desc/><draw:enhanced-geometry draw:type="non-primitive" svg:viewBox="0 0 21600 21600" draw:enhanced-path="M 0 0 L 21600 0 21600 21600 0 21600 Z N"/></draw:custom-shape></text:span></text:p>
      <text:p text:style-name="Normal"><text:span text:style-name="T396">Parameter:</text:span><text:span text:style-name="T397"><text:s/>max_thre</text:span><text:span text:style-name="T398"><text:line-break/></text:span><text:span text:style-name="T399">Default value:</text:span><text:span text:style-name="T400"><text:s/>12</text:span><text:span text:style-name="T401"><text:line-break/></text:span><text:span text:style-name="T402">Description:</text:span><text:span text:style-name="T403"><text:line-break/></text:span><text:span text:style-name="T404">Maximum possible number of covariates allowed in a model.</text:span></text:p>
      <text:p text:style-name="P405"/>
      <text:p text:style-name="P406">Modelling Algorithms and Validation</text:p>
      <text:p text:style-name="Normal"><text:span text:style-name="T407">Parameter:</text:span><text:span text:style-name="T408"><text:s/>mod_algo</text:span><text:span text:style-name="T409"><text:line-break/></text:span><text:span text:style-name="T410">Default value:</text:span><text:span text:style-name="T411"><text:s/>glm,gam,max,rf,gbm</text:span><text:span text:style-name="T412"><text:line-break/></text:span><text:span text:style-name="T413">Description:</text:span><text:span text:style-name="T414"><text:line-break/></text:span><text:span text:style-name="T415">List of algorithms to run. ‘esm’ may also be specified, but independently.</text:span></text:p>
      <text:p text:style-name="Normal"><text:span text:style-name="T416"><draw:custom-shape svg:x="0in" svg:y="0in" svg:width="45.51042in" svg:height="0.00139in" draw:id="id35" draw:style-name="a35" draw:name="Horizontal Line 383" text:anchor-type="as-char"><svg:title/><svg:desc/><draw:enhanced-geometry draw:type="non-primitive" svg:viewBox="0 0 21600 21600" draw:enhanced-path="M 0 0 L 21600 0 21600 21600 0 21600 Z N"/></draw:custom-shape></text:span></text:p>
      <text:p text:style-name="Normal"><text:span text:style-name="T417">Parameter:</text:span><text:span text:style-name="T418"><text:s/>param_grid</text:span><text:span text:style-name="T419"><text:line-break/></text:span><text:span text:style-name="T420">Default value:</text:span><text:span text:style-name="T421"><text:s/></text:span><text:span text:style-name="T422">param_grid.psv</text:span><text:span text:style-name="T423"><text:line-break/></text:span><text:span text:style-name="T424">Description:</text:span><text:span text:style-name="T425"><text:line-break/></text:span><text:span text:style-name="T426">Name of the .psv file stored in ./scripts/settings specifying the hyperparameter tuning grid. See the example file provided on GitHub for template.</text:span></text:p>
      <text:p text:style-name="Normal"><text:span text:style-name="T427"><draw:custom-shape svg:x="0in" svg:y="0in" svg:width="45.51042in" svg:height="0.00139in" draw:id="id36" draw:style-name="a36" draw:name="Horizontal Line 378" text:anchor-type="as-char"><svg:title/><svg:desc/><draw:enhanced-geometry draw:type="non-primitive" svg:viewBox="0 0 21600 21600" draw:enhanced-path="M 0 0 L 21600 0 21600 21600 0 21600 Z N"/></draw:custom-shape></text:span></text:p>
      <text:p text:style-name="Normal"><text:span text:style-name="T428">Parameter:</text:span><text:span text:style-name="T429"><text:s/>reps</text:span><text:span text:style-name="T430"><text:line-break/></text:span><text:span text:style-name="T431">Default value:</text:span><text:span text:style-name="T432"><text:s/>5</text:span><text:span text:style-name="T433"><text:line-break/></text:span><text:span text:style-name="T434">Description:</text:span><text:span text:style-name="T435"><text:line-break/></text:span><text:span text:style-name="T436">Number of cross-validation replicates.</text:span></text:p>
      <text:p text:style-name="Normal"><text:span text:style-name="T437"><draw:custom-shape svg:x="0in" svg:y="0in" svg:width="45.51042in" svg:height="0.00139in" draw:id="id37" draw:style-name="a37" draw:name="Horizontal Line 383" text:anchor-type="as-char"><svg:title/><svg:desc/><draw:enhanced-geometry draw:type="non-primitive" svg:viewBox="0 0 21600 21600" draw:enhanced-path="M 0 0 L 21600 0 21600 21600 0 21600 Z N"/></draw:custom-shape></text:span></text:p>
      <text:p text:style-name="Normal"><text:span text:style-name="T438">Parameter:</text:span><text:span text:style-name="T439"><text:s/>use_spatial_stratification</text:span><text:span text:style-name="T440"><text:line-break/></text:span><text:span text:style-name="T441">Default value:</text:span><text:span text:style-name="T442"><text:s/>FALSE</text:span><text:span text:style-name="T443"><text:line-break/></text:span><text:span text:style-name="T444">Description:</text:span><text:span text:style-name="T445"><text:line-break/></text:span><text:span text:style-name="T446">If TRUE, uses spatial clustering (k-means on coordinates) for building training/testing splits. If FALSE, points are drawn randomly (repeated split sampling).</text:span></text:p>
      <text:p text:style-name="Normal"><text:span text:style-name="T447"><draw:custom-shape svg:x="0in" svg:y="0in" svg:width="45.51042in" svg:height="0.00139in" draw:id="id38" draw:style-name="a38" draw:name="Horizontal Line 384" text:anchor-type="as-char"><svg:title/><svg:desc/><draw:enhanced-geometry draw:type="non-primitive" svg:viewBox="0 0 21600 21600" draw:enhanced-path="M 0 0 L 21600 0 21600 21600 0 21600 Z N"/></draw:custom-shape></text:span></text:p>
      <text:p text:style-name="Normal"><text:span text:style-name="T448">Parameter:</text:span><text:span text:style-name="T449"><text:s/>use_random_global</text:span><text:span text:style-name="T450"><text:line-break/></text:span><text:span text:style-name="T451">Default value:</text:span><text:span text:style-name="T452"><text:s/>TRUE</text:span><text:span text:style-name="T453"><text:line-break/></text:span><text:span text:style-name="T454">Description:</text:span><text:span text:style-name="T455"><text:line-break/></text:span><text:span text:style-name="T456">If use_spatial_stratification is TRUE. If TRUE, points for global splits are still drawn randomly while regional remain spatially stratified.</text:span></text:p>
      <text:p text:style-name="Normal"><text:span text:style-name="T457"><draw:custom-shape svg:x="0in" svg:y="0in" svg:width="45.51042in" svg:height="0.00139in" draw:id="id39" draw:style-name="a39" draw:name="Horizontal Line 385" text:anchor-type="as-char"><svg:title/><svg:desc/><draw:enhanced-geometry draw:type="non-primitive" svg:viewBox="0 0 21600 21600" draw:enhanced-path="M 0 0 L 21600 0 21600 21600 0 21600 Z N"/></draw:custom-shape></text:span></text:p>
      <text:p text:style-name="Normal"><text:span text:style-name="T458">Parameter:</text:span><text:span text:style-name="T459"><text:s/>eval_crit</text:span><text:span text:style-name="T460"><text:line-break/></text:span><text:span text:style-name="T461">Default value:</text:span><text:span text:style-name="T462"><text:s/>maxTSS</text:span><text:span text:style-name="T463"><text:line-break/></text:span><text:span text:style-name="T464">Description:</text:span><text:span text:style-name="T465"><text:line-break/></text:span><text:span text:style-name="T466">Metric used for thresholding predictions for threshold-dependent evaluations. Only maxTSS is supported for now.</text:span></text:p>
      <text:p text:style-name="P467"/>
      <text:p text:style-name="Normal"><text:span text:style-name="T468"><draw:custom-shape svg:x="0in" svg:y="0in" svg:width="45.51042in" svg:height="0.00139in" draw:id="id40" draw:style-name="a40" draw:name="Horizontal Line 386" text:anchor-type="as-char"><svg:title/><svg:desc/><draw:enhanced-geometry draw:type="non-primitive" svg:viewBox="0 0 21600 21600" draw:enhanced-path="M 0 0 L 21600 0 21600 21600 0 21600 Z N"/></draw:custom-shape></text:span></text:p>
      <text:p text:style-name="Normal"><text:span text:style-name="T469">Parameter:</text:span><text:span text:style-name="T470"><text:s/>best_met</text:span><text:span text:style-name="T471"><text:line-break/></text:span><text:span text:style-name="T472">Default value:</text:span><text:span text:style-name="T473"><text:s/>Score</text:span><text:span text:style-name="T474"><text:line-break/></text:span><text:span text:style-name="T475">Description:</text:span><text:span text:style-name="T476"><text:line-break/></text:span><text:span text:style-name="T477">Metric used to select best models (default Score averages AUC’, Boyce, maxTSS).</text:span></text:p>
      <text:p text:style-name="P478"/>
      <text:p text:style-name="P479">ESM-Specific Parameters (Ensemble of Small Models)</text:p>
      <text:p text:style-name="Normal"><text:span text:style-name="T480">Parameter:</text:span><text:span text:style-name="T481"><text:s/>ncov_esm</text:span><text:span text:style-name="T482"><text:line-break/></text:span><text:span text:style-name="T483">Default value:</text:span><text:span text:style-name="T484"><text:s/>5</text:span><text:span text:style-name="T485"><text:line-break/></text:span><text:span text:style-name="T486">Description:</text:span><text:span text:style-name="T487"><text:line-break/></text:span><text:span text:style-name="T488">Maximum total number of covariates to be evaluated in the ESM framework.</text:span></text:p>
      <text:p text:style-name="Normal"><text:span text:style-name="T489"><draw:custom-shape svg:x="0in" svg:y="0in" svg:width="45.51042in" svg:height="0.00139in" draw:id="id41" draw:style-name="a41" draw:name="Horizontal Line 380" text:anchor-type="as-char"><svg:title/><svg:desc/><draw:enhanced-geometry draw:type="non-primitive" svg:viewBox="0 0 21600 21600" draw:enhanced-path="M 0 0 L 21600 0 21600 21600 0 21600 Z N"/></draw:custom-shape></text:span></text:p>
      <text:p text:style-name="Normal"><text:span text:style-name="T490">Parameter:</text:span><text:span text:style-name="T491"><text:s/>comb_esm</text:span><text:span text:style-name="T492"><text:line-break/></text:span><text:span text:style-name="T493">Default value:</text:span><text:span text:style-name="T494"><text:s/>2</text:span><text:span text:style-name="T495"><text:line-break/></text:span><text:span text:style-name="T496">Description:</text:span><text:span text:style-name="T497"><text:line-break/></text:span><text:span text:style-name="T498">Number of covariates<text:s/></text:span><text:span text:style-name="T499">combined in each ESM model.</text:span></text:p>
      <text:p text:style-name="Normal"><text:span text:style-name="T500"><draw:custom-shape svg:x="0in" svg:y="0in" svg:width="45.51042in" svg:height="0.00139in" draw:id="id42" draw:style-name="a42" draw:name="Horizontal Line 381" text:anchor-type="as-char"><svg:title/><svg:desc/><draw:enhanced-geometry draw:type="non-primitive" svg:viewBox="0 0 21600 21600" draw:enhanced-path="M 0 0 L 21600 0 21600 21600 0 21600 Z N"/></draw:custom-shape></text:span></text:p>
      <text:p text:style-name="Normal"><text:span text:style-name="T501">Parameter:</text:span><text:span text:style-name="T502"><text:s/>best_thre_esm</text:span><text:span text:style-name="T503"><text:line-break/></text:span><text:span text:style-name="T504">Default value:</text:span><text:span text:style-name="T505"><text:s/>0.5</text:span><text:span text:style-name="T506"><text:line-break/></text:span><text:span text:style-name="T507">Description:</text:span><text:span text:style-name="T508"><text:line-break/></text:span><text:span text:style-name="T509">Threshold for retaining ESM models based on performance metric best_met.</text:span></text:p>
      <text:p text:style-name="P510"/>
      <text:p text:style-name="P511">Ensembling</text:p>
      <text:p text:style-name="Normal"><text:span text:style-name="T512">Parameter:</text:span><text:span text:style-name="T513"><text:s/>do_weighting</text:span><text:span text:style-name="T514"><text:line-break/></text:span><text:span text:style-name="T515">Default value:</text:span><text:span text:style-name="T516"><text:s/>FALSE</text:span><text:span text:style-name="T517"><text:line-break/></text:span><text:span text:style-name="T518">Description:</text:span><text:span text:style-name="T519"><text:line-break/></text:span><text:span text:style-name="T520">If TRUE, individual algorithms are weighted in ensembles based on a chosen metric.</text:span></text:p>
      <text:p text:style-name="Normal"><text:span text:style-name="T521"><draw:custom-shape svg:x="0in" svg:y="0in" svg:width="45.51042in" svg:height="0.00139in" draw:id="id43" draw:style-name="a43" draw:name="Horizontal Line 388" text:anchor-type="as-char"><svg:title/><svg:desc/><draw:enhanced-geometry draw:type="non-primitive" svg:viewBox="0 0 21600 21600" draw:enhanced-path="M 0 0 L 21600 0 21600 21600 0 21600 Z N"/></draw:custom-shape></text:span></text:p>
      <text:p text:style-name="Normal"><text:span text:style-name="T522">Parameter:</text:span><text:span text:style-name="T523"><text:s/>weight_metric</text:span><text:span text:style-name="T524"><text:line-break/></text:span><text:span text:style-name="T525">Default value:</text:span><text:span text:style-name="T526"><text:s/>Score</text:span><text:span text:style-name="T527"><text:line-break/></text:span><text:span text:style-name="T528">Description:</text:span><text:span text:style-name="T529"><text:line-break/></text:span><text:span text:style-name="T530">Metric for weighting and discarding algorithms in ensembles (default Score averages AUC’, Boyce, maxTSS).</text:span></text:p>
      <text:p text:style-name="Normal"><text:span text:style-name="T531"><draw:custom-shape svg:x="0in" svg:y="0in" svg:width="45.51042in" svg:height="0.00139in" draw:id="id44" draw:style-name="a44" draw:name="Horizontal Line 389" text:anchor-type="as-char"><svg:title/><svg:desc/><draw:enhanced-geometry draw:type="non-primitive" svg:viewBox="0 0 21600 21600" draw:enhanced-path="M 0 0 L 21600 0 21600 21600 0 21600 Z N"/></draw:custom-shape></text:span></text:p>
      <text:p text:style-name="Normal"><text:span text:style-name="T532">Parameter:</text:span><text:span text:style-name="T533"><text:s/>disc_thre_glo</text:span><text:span text:style-name="T534"><text:line-break/></text:span><text:span text:style-name="T535">Default value:</text:span><text:span text:style-name="T536"><text:s/>-1</text:span><text:span text:style-name="T537"><text:line-break/></text:span><text:span text:style-name="T538">Description:</text:span><text:span text:style-name="T539"><text:line-break/></text:span><text:span text:style-name="T540">Global model algorithms with score below this threshold are discarded. -1 = keep all.</text:span></text:p>
      <text:p text:style-name="Normal"><text:span text:style-name="T541"><draw:custom-shape svg:x="0in" svg:y="0in" svg:width="45.51042in" svg:height="0.00139in" draw:id="id45" draw:style-name="a45" draw:name="Horizontal Line 390" text:anchor-type="as-char"><svg:title/><svg:desc/><draw:enhanced-geometry draw:type="non-primitive" svg:viewBox="0 0 21600 21600" draw:enhanced-path="M 0 0 L 21600 0 21600 21600 0 21600 Z N"/></draw:custom-shape></text:span></text:p>
      <text:p text:style-name="Normal"><text:span text:style-name="T542">Parameter:</text:span><text:span text:style-name="T543"><text:s/>disc_thre_reg</text:span><text:span text:style-name="T544"><text:line-break/></text:span><text:span text:style-name="T545">Default value:</text:span><text:span text:style-name="T546"><text:s/>-1</text:span><text:span text:style-name="T547"><text:line-break/></text:span><text:span text:style-name="T548">Description:</text:span><text:span text:style-name="T549"><text:line-break/></text:span><text:span text:style-name="T550">Regional model algorithms with score below this threshold are discarded. -1 = keep all.</text:span></text:p>
      <text:p text:style-name="P551"/>
      <text:p text:style-name="P552">Nesting</text:p>
      <text:p text:style-name="Normal"><text:span text:style-name="T553">Parameter:</text:span><text:span text:style-name="T554"><text:s/>n_levels</text:span><text:span text:style-name="T555"><text:line-break/></text:span><text:span text:style-name="T556">Default value:</text:span><text:span text:style-name="T557"><text:s/>2</text:span><text:span text:style-name="T558"><text:line-break/></text:span><text:span text:style-name="T559">Description:</text:span><text:span text:style-name="T560"><text:line-break/></text:span><text:span text:style-name="T561">Number of nested modelling levels:</text:span></text:p>
      <text:list text:style-name="LFO5" text:continue-numbering="true">
        <text:list-item>
          <text:p text:style-name="P562">1 = Global only</text:p>
        </text:list-item>
        <text:list-item>
          <text:p text:style-name="P563">2 = Global + Regional</text:p>
        </text:list-item>
      </text:list>
      <text:p text:style-name="Normal"><text:span text:style-name="T564"><draw:custom-shape svg:x="0in" svg:y="0in" svg:width="45.51042in" svg:height="0.00139in" draw:id="id46" draw:style-name="a46" draw:name="Horizontal Line 391" text:anchor-type="as-char"><svg:title/><svg:desc/><draw:enhanced-geometry draw:type="non-primitive" svg:viewBox="0 0 21600 21600" draw:enhanced-path="M 0 0 L 21600 0 21600 21600 0 21600 Z N"/></draw:custom-shape></text:span></text:p>
      <text:p text:style-name="Normal"><text:span text:style-name="T565">Parameter:</text:span><text:span text:style-name="T566"><text:s/>nesting_methods</text:span><text:span text:style-name="T567"><text:line-break/></text:span><text:span text:style-name="T568">Default value:</text:span><text:span text:style-name="T569"><text:s/></text:span><text:span text:style-name="T570">covariate,multiply,multiplyw,average,averagew</text:span><text:span text:style-name="T571"><text:line-break/></text:span><text:span text:style-name="T572">Description:</text:span><text:span text:style-name="T573"><text:line-break/></text:span><text:span text:style-name="T574">Methods for nesting global and regional models. Available options determine how predictions from global models are combined with regional model outputs:</text:span></text:p>
      <text:list text:style-name="LFO6" text:continue-numbering="true">
        <text:list-item>
          <text:p text:style-name="P575">covariate – global model output as an additional covariate in regional model.</text:p>
        </text:list-item>
        <text:list-item>
          <text:p text:style-name="P576">multiply – geometric mean of regional and global model outputs.</text:p>
        </text:list-item>
        <text:list-item>
          <text:p text:style-name="P577">multiplyw – geometric mean with weighting based on level performances.</text:p>
        </text:list-item>
        <text:list-item>
          <text:p text:style-name="P578">average – arithmetic mean of global and regional model outputs.</text:p>
        </text:list-item>
        <text:list-item>
          <text:p text:style-name="P579"><text:span text:style-name="T580">averagew – arithmetic mean with weighting based on level performances.</text:span></text:p>
        </text:list-item>
      </text:list>
      <text:p text:style-name="P581"/>
      <text:p text:style-name="P582">Predicting and Projecting</text:p>
      <text:p text:style-name="Normal"><text:span text:style-name="T583">Parameter:</text:span><text:span text:style-name="T584"><text:s/>glo_full_extent</text:span><text:span text:style-name="T585"><text:line-break/></text:span><text:span text:style-name="T586">Default value:</text:span><text:span text:style-name="T587"><text:s/>FALSE</text:span><text:span text:style-name="T588"><text:line-break/></text:span><text:span text:style-name="T589">Description:</text:span><text:span text:style-name="T590"><text:line-break/></text:span><text:span text:style-name="T591">If TRUE, the global model is projected over the full domain extent grid; when set to FALSE (default), the projection is restricted to the regional extent to limit computational costs. This option applies only in the default two-level configuration and is ignored when running N-SDM in non-nested mode.</text:span></text:p>
      <text:p text:style-name="Normal"><text:span text:style-name="T592"><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93">Parameter:</text:span><text:span text:style-name="T594"><text:s/>mask_pred_reg</text:span><text:span text:style-name="T595"><text:line-break/></text:span><text:span text:style-name="T596">Default value:</text:span><text:span text:style-name="T597"><text:s/>lakes_mask.tif</text:span><text:span text:style-name="T598"><text:line-break/></text:span><text:span text:style-name="T599">Description:</text:span><text:span text:style-name="T600"><text:line-break/></text:span><text:span text:style-name="T601">Optional binary raster .tif prediction mask (0/1) stored in the folder ./data/masks. Pixels with value 0 are excluded from predictions. See the example file provided on GitHub for template. Leave it empty if not relevant.</text:span></text:p>
      <text:p text:style-name="Normal"><text:span text:style-name="T602"><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Normal"><text:span text:style-name="T603">Parameter:</text:span><text:span text:style-name="T604"><text:s/>mask_pred_glo</text:span><text:span text:style-name="T605"><text:line-break/></text:span><text:span text:style-name="T606">Default value:</text:span><text:span text:style-name="T607"><text:s/></text:span><text:span text:style-name="T608">empty</text:span><text:span text:style-name="T609"><text:line-break/></text:span><text:span text:style-name="T610">Description:</text:span><text:span text:style-name="T611"><text:line-break/></text:span><text:span text:style-name="T612">If glo_full_extent. Optional binary raster .tif prediction mask (0/1) stored in the folder ./data/masks. Pixels with value 0 are excluded from predictions. Leave it empty if not relevant.</text:span></text:p>
      <text:p text:style-name="Normal"><text:span text:style-name="T613"><draw:custom-shape svg:x="0in" svg:y="0in" svg:width="45.51042in" svg:height="0.00139in" draw:id="id49" draw:style-name="a49" draw:name="Horizontal Line 395" text:anchor-type="as-char"><svg:title/><svg:desc/><draw:enhanced-geometry draw:type="non-primitive" svg:viewBox="0 0 21600 21600" draw:enhanced-path="M 0 0 L 21600 0 21600 21600 0 21600 Z N"/></draw:custom-shape></text:span></text:p>
      <text:p text:style-name="P614"><text:span text:style-name="T615">Parameter:</text:span><text:span text:style-name="T616"><text:s/>do_proj</text:span><text:span text:style-name="T617"><text:line-break/></text:span><text:span text:style-name="T618">Default value:</text:span><text:span text:style-name="T619"><text:s/>TRUE</text:span><text:span text:style-name="T620"><text:line-break/></text:span><text:span text:style-name="T621">Description:</text:span><text:span text:style-name="T622"><text:line-break/></text:span><text:span text:style-name="T623">If TRUE, performs projections under alternative scenarios.</text:span></text:p>
      <text:p text:style-name="Normal"><text:span text:style-name="T624"><draw:custom-shape svg:x="0in" svg:y="0in" svg:width="45.51042in" svg:height="0.00139in" draw:id="id50" draw:style-name="a50" draw:name="Horizontal Line 395" text:anchor-type="as-char"><svg:title/><svg:desc/><draw:enhanced-geometry draw:type="non-primitive" svg:viewBox="0 0 21600 21600" draw:enhanced-path="M 0 0 L 21600 0 21600 21600 0 21600 Z N"/></draw:custom-shape></text:span></text:p>
      <text:p text:style-name="Normal"><text:span text:style-name="T625">Parameter:</text:span><text:span text:style-name="T626"><text:s/>proj_scenarios</text:span><text:span text:style-name="T627"><text:line-break/></text:span><text:span text:style-name="T628">Default value:</text:span><text:span text:style-name="T629"><text:s/>rcp45,rcp85</text:span><text:span text:style-name="T630"><text:line-break/></text:span><text:span text:style-name="T631">Description:</text:span><text:span text:style-name="T632"><text:line-break/></text:span><text:span text:style-name="T633">List of scenario names. Must match names in covariate scenario folders.</text:span></text:p>
      <text:p text:style-name="Normal"><text:span text:style-name="T634"><draw:custom-shape svg:x="0in" svg:y="0in" svg:width="45.51042in" svg:height="0.00139in" draw:id="id51" draw:style-name="a51" draw:name="Horizontal Line 396" text:anchor-type="as-char"><svg:title/><svg:desc/><draw:enhanced-geometry draw:type="non-primitive" svg:viewBox="0 0 21600 21600" draw:enhanced-path="M 0 0 L 21600 0 21600 21600 0 21600 Z N"/></draw:custom-shape></text:span></text:p>
      <text:soft-page-break/>
      <text:p text:style-name="Normal"><text:span text:style-name="T635">Parameter:</text:span><text:span text:style-name="T636"><text:s/>proj_periods</text:span><text:span text:style-name="T637"><text:line-break/></text:span><text:span text:style-name="T638">Default value:</text:span><text:span text:style-name="T639"><text:s/>2085</text:span><text:span text:style-name="T640"><text:line-break/></text:span><text:span text:style-name="T641">Description:</text:span><text:span text:style-name="T642"><text:line-break/></text:span><text:span text:style-name="T643">Projection periods, must match names covariate scenario folders.</text:span></text:p>
      <text:p text:style-name="P644"/>
      <text:p text:style-name="P645">HPC Ressources</text:p>
      <text:p text:style-name="Normal"><text:span text:style-name="T646">Parameter:</text:span><text:span text:style-name="T647"><text:s/>pre_A_m</text:span><text:span text:style-name="T648"><text:line-break/></text:span><text:span text:style-name="T649">Default value:<text:s/></text:span><text:span text:style-name="T650">75G</text:span><text:span text:style-name="T651"><text:line-break/></text:span><text:span text:style-name="T652">Description:</text:span><text:span text:style-name="T653"><text:line-break/></text:span><text:span text:style-name="T654">Requested memory (RAM) for the Preprocessing A step. Adjust this value depending on dataset size and cluster constraints. Note that memory must always be specified as the total job memory, as the workflow automatically detects whether the cluster allocates memory per node or per CPU and adjusts the corresponding SBATCH directive accordingly.</text:span></text:p>
      <text:p text:style-name="Normal"><text:span text:style-name="T655">The same applies to all other steps (pre_B, glo_A, glo_B, glo_C, reg_A, reg_B, reg_C, sce_A, sce_B, sce_C, sce_D).</text:span></text:p>
      <text:p text:style-name="Normal"><text:span text:style-name="T656"><draw:custom-shape svg:x="0in" svg:y="0in" svg:width="45.51042in" svg:height="0.00139in" draw:id="id52" draw:style-name="a52" draw:name="Horizontal Line 479" text:anchor-type="as-char"><svg:title/><svg:desc/><draw:enhanced-geometry draw:type="non-primitive" svg:viewBox="0 0 21600 21600" draw:enhanced-path="M 0 0 L 21600 0 21600 21600 0 21600 Z N"/></draw:custom-shape></text:span></text:p>
      <text:p text:style-name="Normal"><text:span text:style-name="T657">Parameter:<text:s/></text:span><text:span text:style-name="T658">pre_A_t</text:span><text:span text:style-name="T659"><text:line-break/></text:span><text:span text:style-name="T660">Default value:<text:s/></text:span><text:span text:style-name="T661">00-00:15</text:span><text:span text:style-name="T662"><text:line-break/></text:span><text:span text:style-name="T663">Description:</text:span><text:span text:style-name="T664"><text:line-break/></text:span><text:span text:style-name="T665">Maximum wall-clock time requested for the Preprocessing A step. Format is DD-HH:MM. Ensure<text:s/></text:span><text:span text:style-name="T666">sufficient runtime to complete computations.</text:span></text:p>
      <text:p text:style-name="Normal"><text:span text:style-name="T667">The same applies to all other steps (pre_B, glo_A, glo_B, glo_C, reg_A, reg_B, reg_C, sce_A, sce_B, sce_C, sce_D).</text:span></text:p>
      <text:p text:style-name="Normal"><text:span text:style-name="T668"><draw:custom-shape svg:x="0in" svg:y="0in" svg:width="45.51042in" svg:height="0.00139in" draw:id="id53" draw:style-name="a53" draw:name="Horizontal Line 479" text:anchor-type="as-char"><svg:title/><svg:desc/><draw:enhanced-geometry draw:type="non-primitive" svg:viewBox="0 0 21600 21600" draw:enhanced-path="M 0 0 L 21600 0 21600 21600 0 21600 Z N"/></draw:custom-shape></text:span></text:p>
      <text:p text:style-name="Normal"><text:span text:style-name="T669">Parameter:<text:s/></text:span><text:span text:style-name="T670">pre_A_c</text:span><text:span text:style-name="T671"><text:line-break/></text:span><text:span text:style-name="T672">Default value:<text:s/></text:span><text:span text:style-name="T673">10</text:span><text:span text:style-name="T674"><text:line-break/></text:span><text:span text:style-name="T675">Description:</text:span><text:span text:style-name="T676"><text:line-break/></text:span><text:span text:style-name="T677">Number of CPU cores allocated to the Preprocessing A step.</text:span></text:p>
      <text:p text:style-name="P678">The same applies to all other steps (pre_B, glo_A, glo_B, glo_C, reg_A, reg_B, reg_C, sce_A, sce_B, sce_C, sce_D).</text:p>
      <text:p text:style-name="Normal"><text:span text:style-name="T679"><draw:custom-shape svg:x="0in" svg:y="0in" svg:width="45.51042in" svg:height="0.00139in" draw:id="id54" draw:style-name="a54" draw:name="Horizontal Line 479" text:anchor-type="as-char"><svg:title/><svg:desc/><draw:enhanced-geometry draw:type="non-primitive" svg:viewBox="0 0 21600 21600" draw:enhanced-path="M 0 0 L 21600 0 21600 21600 0 21600 Z N"/></draw:custom-shape></text:span></text:p>
      <text:p text:style-name="Normal"><text:span text:style-name="T680">Parameter:<text:s/></text:span><text:span text:style-name="T681">pre_A_p</text:span><text:span text:style-name="T682"><text:line-break/></text:span><text:span text:style-name="T683">Default value:<text:s/></text:span><text:span text:style-name="T684">left blank</text:span><text:span text:style-name="T685"><text:line-break/></text:span><text:span text:style-name="T686">Description:</text:span><text:span text:style-name="T687"><text:line-break/></text:span><text:span text:style-name="T688">Name of the partition allocated to the Preprocessing A step.</text:span></text:p>
      <text:p text:style-name="Normal"><text:span text:style-name="T689">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25.11.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1-25T21:38:00Z</dc:date>
    <meta:template xlink:href="Normal.dotm" xlink:type="simple"/>
    <meta:editing-cycles>22</meta:editing-cycles>
    <meta:editing-duration>PT0S</meta:editing-duration>
    <meta:document-statistic meta:page-count="17" meta:paragraph-count="28" meta:word-count="2219" meta:character-count="14398" meta:row-count="101" meta:non-whitespace-character-count="12207"/>
  </office:meta>
</office:document-meta>
</file>